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9524be" officeooo:paragraph-rsid="02536536"/>
    </style:style>
    <style:style style:name="P2" style:family="paragraph" style:parent-style-name="Text_20_body">
      <style:text-properties officeooo:paragraph-rsid="0255035f"/>
    </style:style>
    <style:style style:name="P3" style:family="paragraph" style:parent-style-name="Text_20_body">
      <style:text-properties officeooo:paragraph-rsid="0256e2d0"/>
    </style:style>
    <style:style style:name="P4" style:family="paragraph" style:parent-style-name="Text_20_body">
      <style:text-properties officeooo:paragraph-rsid="0258a619"/>
    </style:style>
    <style:style style:name="P5" style:family="paragraph" style:parent-style-name="Text_20_body">
      <style:text-properties officeooo:paragraph-rsid="025a010f"/>
    </style:style>
    <style:style style:name="P6" style:family="paragraph" style:parent-style-name="Text_20_body">
      <style:text-properties officeooo:paragraph-rsid="025ad498"/>
    </style:style>
    <style:style style:name="P7" style:family="paragraph" style:parent-style-name="Text_20_body">
      <style:text-properties officeooo:paragraph-rsid="025f8323"/>
    </style:style>
    <style:style style:name="P8" style:family="paragraph" style:parent-style-name="Text_20_body">
      <style:text-properties officeooo:paragraph-rsid="0264823e"/>
    </style:style>
    <style:style style:name="P9" style:family="paragraph" style:parent-style-name="Text_20_body">
      <style:text-properties officeooo:rsid="0255035f" officeooo:paragraph-rsid="0255035f"/>
    </style:style>
    <style:style style:name="P10" style:family="paragraph" style:parent-style-name="Text_20_body">
      <style:text-properties officeooo:rsid="0256e2d0" officeooo:paragraph-rsid="0256e2d0"/>
    </style:style>
    <style:style style:name="P11" style:family="paragraph" style:parent-style-name="Text_20_body">
      <style:text-properties officeooo:rsid="025a697d" officeooo:paragraph-rsid="025a010f"/>
    </style:style>
    <style:style style:name="P12" style:family="paragraph" style:parent-style-name="Text_20_body">
      <style:text-properties fo:font-weight="bold" officeooo:rsid="025f8323" officeooo:paragraph-rsid="025f8323" style:font-weight-asian="bold" style:font-weight-complex="bold"/>
    </style:style>
    <style:style style:name="P13" style:family="paragraph" style:parent-style-name="Text_20_body">
      <style:text-properties fo:font-weight="bold" officeooo:rsid="031d8a72" officeooo:paragraph-rsid="031d8a72" style:font-weight-asian="bold" style:font-weight-complex="bold"/>
    </style:style>
    <style:style style:name="P14" style:family="paragraph" style:parent-style-name="Text_20_body">
      <style:text-properties fo:font-weight="bold" officeooo:rsid="0324ed09" officeooo:paragraph-rsid="0324ed09" style:font-weight-asian="bold" style:font-weight-complex="bold"/>
    </style:style>
    <style:style style:name="P15" style:family="paragraph" style:parent-style-name="Text_20_body">
      <style:text-properties officeooo:rsid="02628c1f" officeooo:paragraph-rsid="02628c1f"/>
    </style:style>
    <style:style style:name="P16" style:family="paragraph" style:parent-style-name="Text_20_body">
      <style:text-properties officeooo:rsid="0266d423" officeooo:paragraph-rsid="0264823e"/>
    </style:style>
    <style:style style:name="P17" style:family="paragraph" style:parent-style-name="Text_20_body">
      <style:text-properties officeooo:rsid="027461d6" officeooo:paragraph-rsid="027461d6"/>
    </style:style>
    <style:style style:name="P18" style:family="paragraph" style:parent-style-name="Text_20_body">
      <style:text-properties officeooo:rsid="027f5b42" officeooo:paragraph-rsid="027f5b42"/>
    </style:style>
    <style:style style:name="P19" style:family="paragraph" style:parent-style-name="Text_20_body">
      <style:text-properties officeooo:rsid="0280ff85" officeooo:paragraph-rsid="0280ff85"/>
    </style:style>
    <style:style style:name="P20" style:family="paragraph" style:parent-style-name="Text_20_body">
      <style:text-properties officeooo:rsid="0280ff85" officeooo:paragraph-rsid="02a39e83"/>
    </style:style>
    <style:style style:name="P21" style:family="paragraph" style:parent-style-name="Text_20_body">
      <style:text-properties officeooo:rsid="0280ff85" officeooo:paragraph-rsid="02aa887b"/>
    </style:style>
    <style:style style:name="P22" style:family="paragraph" style:parent-style-name="Text_20_body">
      <style:text-properties officeooo:rsid="0280ff85" officeooo:paragraph-rsid="02ad1629"/>
    </style:style>
    <style:style style:name="P23" style:family="paragraph" style:parent-style-name="Text_20_body">
      <style:text-properties officeooo:rsid="0280ff85" officeooo:paragraph-rsid="02dc2f47"/>
    </style:style>
    <style:style style:name="P24" style:family="paragraph" style:parent-style-name="Text_20_body">
      <style:text-properties officeooo:rsid="0280ff85" officeooo:paragraph-rsid="02e7808c"/>
    </style:style>
    <style:style style:name="P25" style:family="paragraph" style:parent-style-name="Text_20_body">
      <style:text-properties officeooo:rsid="0280ff85" officeooo:paragraph-rsid="02eba014"/>
    </style:style>
    <style:style style:name="P26" style:family="paragraph" style:parent-style-name="Text_20_body">
      <style:text-properties officeooo:rsid="0280ff85" officeooo:paragraph-rsid="02ebd137"/>
    </style:style>
    <style:style style:name="P27" style:family="paragraph" style:parent-style-name="Text_20_body">
      <style:text-properties officeooo:rsid="0280ff85" officeooo:paragraph-rsid="02ef7f58"/>
    </style:style>
    <style:style style:name="P28" style:family="paragraph" style:parent-style-name="Text_20_body">
      <style:text-properties officeooo:rsid="0280ff85" officeooo:paragraph-rsid="02f1b49a"/>
    </style:style>
    <style:style style:name="P29" style:family="paragraph" style:parent-style-name="Text_20_body">
      <style:text-properties officeooo:rsid="0280ff85" officeooo:paragraph-rsid="02f36861"/>
    </style:style>
    <style:style style:name="P30" style:family="paragraph" style:parent-style-name="Text_20_body">
      <style:text-properties officeooo:rsid="0280ff85" officeooo:paragraph-rsid="02f5b433"/>
    </style:style>
    <style:style style:name="P31" style:family="paragraph" style:parent-style-name="Text_20_body">
      <style:text-properties officeooo:rsid="0280ff85" officeooo:paragraph-rsid="02f6e297"/>
    </style:style>
    <style:style style:name="P32" style:family="paragraph" style:parent-style-name="Text_20_body">
      <style:text-properties officeooo:rsid="0280ff85" officeooo:paragraph-rsid="02f9164d"/>
    </style:style>
    <style:style style:name="P33" style:family="paragraph" style:parent-style-name="Text_20_body">
      <style:text-properties officeooo:rsid="0280ff85" officeooo:paragraph-rsid="02fbacf9"/>
    </style:style>
    <style:style style:name="P34" style:family="paragraph" style:parent-style-name="Text_20_body">
      <style:text-properties officeooo:rsid="0280ff85" officeooo:paragraph-rsid="02fccb40"/>
    </style:style>
    <style:style style:name="P35" style:family="paragraph" style:parent-style-name="Text_20_body">
      <style:text-properties officeooo:rsid="0280ff85" officeooo:paragraph-rsid="030223a3"/>
    </style:style>
    <style:style style:name="P36" style:family="paragraph" style:parent-style-name="Text_20_body">
      <style:text-properties officeooo:rsid="0280ff85" officeooo:paragraph-rsid="03097bee"/>
    </style:style>
    <style:style style:name="P37" style:family="paragraph" style:parent-style-name="Text_20_body">
      <style:text-properties officeooo:rsid="0280ff85" officeooo:paragraph-rsid="030b0dcf"/>
    </style:style>
    <style:style style:name="P38" style:family="paragraph" style:parent-style-name="Text_20_body">
      <style:text-properties officeooo:rsid="0280ff85" officeooo:paragraph-rsid="0311c598"/>
    </style:style>
    <style:style style:name="P39" style:family="paragraph" style:parent-style-name="Text_20_body">
      <style:text-properties officeooo:paragraph-rsid="02cee236"/>
    </style:style>
    <style:style style:name="P40" style:family="paragraph" style:parent-style-name="Text_20_body">
      <style:text-properties officeooo:paragraph-rsid="02d0d9a3"/>
    </style:style>
    <style:style style:name="P41" style:family="paragraph" style:parent-style-name="Text_20_body">
      <style:text-properties officeooo:paragraph-rsid="02d60c90"/>
    </style:style>
    <style:style style:name="P42" style:family="paragraph" style:parent-style-name="Text_20_body">
      <style:text-properties officeooo:paragraph-rsid="02d8252f"/>
    </style:style>
    <style:style style:name="P43" style:family="paragraph" style:parent-style-name="Text_20_body">
      <style:text-properties officeooo:paragraph-rsid="02da18f1"/>
    </style:style>
    <style:style style:name="P44" style:family="paragraph" style:parent-style-name="Text_20_body">
      <style:text-properties officeooo:paragraph-rsid="0307a071"/>
    </style:style>
    <style:style style:name="P45" style:family="paragraph" style:parent-style-name="Text_20_body">
      <style:text-properties officeooo:paragraph-rsid="0312ce87"/>
    </style:style>
    <style:style style:name="P46" style:family="paragraph" style:parent-style-name="Text_20_body">
      <style:text-properties officeooo:rsid="02a60bfb" officeooo:paragraph-rsid="02a60bfb"/>
    </style:style>
    <style:style style:name="P47" style:family="paragraph" style:parent-style-name="Text_20_body">
      <style:text-properties officeooo:rsid="02a800ac" officeooo:paragraph-rsid="0280ff85"/>
    </style:style>
    <style:style style:name="P48" style:family="paragraph" style:parent-style-name="Text_20_body">
      <style:text-properties officeooo:rsid="02a9b93a" officeooo:paragraph-rsid="02a9b93a"/>
    </style:style>
    <style:style style:name="P49" style:family="paragraph" style:parent-style-name="Text_20_body">
      <style:text-properties officeooo:rsid="02aa887b" officeooo:paragraph-rsid="02aa887b"/>
    </style:style>
    <style:style style:name="P50" style:family="paragraph" style:parent-style-name="Text_20_body">
      <style:text-properties officeooo:rsid="02ab30a1" officeooo:paragraph-rsid="02aa887b"/>
    </style:style>
    <style:style style:name="P51" style:family="paragraph" style:parent-style-name="Text_20_body">
      <style:text-properties officeooo:rsid="02af4776" officeooo:paragraph-rsid="02af4776"/>
    </style:style>
    <style:style style:name="P52" style:family="paragraph" style:parent-style-name="Text_20_body">
      <style:text-properties officeooo:rsid="02b2ab5a" officeooo:paragraph-rsid="02b2ab5a"/>
    </style:style>
    <style:style style:name="P53" style:family="paragraph" style:parent-style-name="Text_20_body">
      <style:text-properties officeooo:rsid="02b8fe50" officeooo:paragraph-rsid="02b6387b"/>
    </style:style>
    <style:style style:name="P54" style:family="paragraph" style:parent-style-name="Text_20_body">
      <style:text-properties officeooo:rsid="02c78805" officeooo:paragraph-rsid="02c5e023"/>
    </style:style>
    <style:style style:name="P55" style:family="paragraph" style:parent-style-name="Text_20_body">
      <style:text-properties officeooo:rsid="02cb63f2" officeooo:paragraph-rsid="02cb63f2"/>
    </style:style>
    <style:style style:name="P56" style:family="paragraph" style:parent-style-name="Text_20_body">
      <style:text-properties officeooo:rsid="02cd5c5a" officeooo:paragraph-rsid="02cd5c5a"/>
    </style:style>
    <style:style style:name="P57" style:family="paragraph" style:parent-style-name="Text_20_body">
      <style:text-properties officeooo:rsid="02cee236" officeooo:paragraph-rsid="02cee236"/>
    </style:style>
    <style:style style:name="P58" style:family="paragraph" style:parent-style-name="Text_20_body">
      <style:text-properties officeooo:rsid="02d0d9a3" officeooo:paragraph-rsid="02cee236"/>
    </style:style>
    <style:style style:name="P59" style:family="paragraph" style:parent-style-name="Text_20_body">
      <style:text-properties officeooo:rsid="02d24d1d" officeooo:paragraph-rsid="02d0d9a3"/>
    </style:style>
    <style:style style:name="P60" style:family="paragraph" style:parent-style-name="Text_20_body">
      <style:text-properties officeooo:rsid="02d30f0a" officeooo:paragraph-rsid="02d30f0a"/>
    </style:style>
    <style:style style:name="P61" style:family="paragraph" style:parent-style-name="Text_20_body">
      <style:text-properties officeooo:rsid="02c68f0f" officeooo:paragraph-rsid="02c5e023"/>
    </style:style>
    <style:style style:name="P62" style:family="paragraph" style:parent-style-name="Text_20_body">
      <style:text-properties officeooo:rsid="02d496a4" officeooo:paragraph-rsid="02d496a4"/>
    </style:style>
    <style:style style:name="P63" style:family="paragraph" style:parent-style-name="Text_20_body">
      <style:text-properties officeooo:rsid="02d6778b" officeooo:paragraph-rsid="02d60c90"/>
    </style:style>
    <style:style style:name="P64" style:family="paragraph" style:parent-style-name="Text_20_body">
      <style:text-properties officeooo:rsid="02d8252f" officeooo:paragraph-rsid="02d8252f"/>
    </style:style>
    <style:style style:name="P65" style:family="paragraph" style:parent-style-name="Text_20_body">
      <style:text-properties officeooo:rsid="02d9c8e3" officeooo:paragraph-rsid="02d9c8e3"/>
    </style:style>
    <style:style style:name="P66" style:family="paragraph" style:parent-style-name="Text_20_body">
      <style:text-properties officeooo:rsid="02da18f1" officeooo:paragraph-rsid="02da18f1"/>
    </style:style>
    <style:style style:name="P67" style:family="paragraph" style:parent-style-name="Text_20_body">
      <style:text-properties officeooo:rsid="02dab9e2" officeooo:paragraph-rsid="02dab9e2"/>
    </style:style>
    <style:style style:name="P68" style:family="paragraph" style:parent-style-name="Text_20_body">
      <style:text-properties officeooo:rsid="02db13b0" officeooo:paragraph-rsid="02db13b0"/>
    </style:style>
    <style:style style:name="P69" style:family="paragraph" style:parent-style-name="Text_20_body">
      <style:text-properties officeooo:rsid="02de1073" officeooo:paragraph-rsid="02de1073"/>
    </style:style>
    <style:style style:name="P70" style:family="paragraph" style:parent-style-name="Text_20_body">
      <style:text-properties officeooo:rsid="02defbae" officeooo:paragraph-rsid="02defbae"/>
    </style:style>
    <style:style style:name="P71" style:family="paragraph" style:parent-style-name="Text_20_body">
      <style:text-properties officeooo:rsid="02e0774c" officeooo:paragraph-rsid="02e0774c"/>
    </style:style>
    <style:style style:name="P72" style:family="paragraph" style:parent-style-name="Text_20_body">
      <style:text-properties officeooo:rsid="02e55841" officeooo:paragraph-rsid="02eba014"/>
    </style:style>
    <style:style style:name="P73" style:family="paragraph" style:parent-style-name="Text_20_body">
      <style:text-properties officeooo:rsid="02e55841" officeooo:paragraph-rsid="02e55841"/>
    </style:style>
    <style:style style:name="P74" style:family="paragraph" style:parent-style-name="Text_20_body">
      <style:text-properties officeooo:rsid="02e69b17" officeooo:paragraph-rsid="02eafe4e"/>
    </style:style>
    <style:style style:name="P75" style:family="paragraph" style:parent-style-name="Text_20_body">
      <style:text-properties officeooo:rsid="02e8719e" officeooo:paragraph-rsid="02e7808c"/>
    </style:style>
    <style:style style:name="P76" style:family="paragraph" style:parent-style-name="Text_20_body">
      <style:text-properties officeooo:rsid="02ea700b" officeooo:paragraph-rsid="02ea700b"/>
    </style:style>
    <style:style style:name="P77" style:family="paragraph" style:parent-style-name="Text_20_body">
      <style:text-properties officeooo:rsid="02f0d50e" officeooo:paragraph-rsid="02ef7f58"/>
    </style:style>
    <style:style style:name="P78" style:family="paragraph" style:parent-style-name="Text_20_body">
      <style:text-properties officeooo:rsid="02f67f5d" officeooo:paragraph-rsid="02f5b433"/>
    </style:style>
    <style:style style:name="P79" style:family="paragraph" style:parent-style-name="Text_20_body">
      <style:text-properties officeooo:rsid="02f67f5d" officeooo:paragraph-rsid="02f67f5d"/>
    </style:style>
    <style:style style:name="P80" style:family="paragraph" style:parent-style-name="Text_20_body">
      <style:text-properties officeooo:rsid="02f95ab4" officeooo:paragraph-rsid="02f9164d"/>
    </style:style>
    <style:style style:name="P81" style:family="paragraph" style:parent-style-name="Text_20_body">
      <style:text-properties officeooo:rsid="02fc042d" officeooo:paragraph-rsid="02fc042d"/>
    </style:style>
    <style:style style:name="P82" style:family="paragraph" style:parent-style-name="Text_20_body">
      <style:text-properties officeooo:rsid="02fc0f08" officeooo:paragraph-rsid="02fc042d"/>
    </style:style>
    <style:style style:name="P83" style:family="paragraph" style:parent-style-name="Text_20_body">
      <style:text-properties officeooo:rsid="02fd130d" officeooo:paragraph-rsid="02fccb40"/>
    </style:style>
    <style:style style:name="P84" style:family="paragraph" style:parent-style-name="Text_20_body">
      <style:text-properties officeooo:rsid="02ff819c" officeooo:paragraph-rsid="02ff819c"/>
    </style:style>
    <style:style style:name="P85" style:family="paragraph" style:parent-style-name="Text_20_body">
      <style:text-properties officeooo:rsid="02ffbd8c" officeooo:paragraph-rsid="02ffbd8c"/>
    </style:style>
    <style:style style:name="P86" style:family="paragraph" style:parent-style-name="Text_20_body">
      <style:text-properties officeooo:rsid="03013686" officeooo:paragraph-rsid="03013686"/>
    </style:style>
    <style:style style:name="P87" style:family="paragraph" style:parent-style-name="Text_20_body">
      <style:text-properties officeooo:rsid="0304443b" officeooo:paragraph-rsid="030223a3"/>
    </style:style>
    <style:style style:name="P88" style:family="paragraph" style:parent-style-name="Text_20_body">
      <style:text-properties officeooo:rsid="03071dd1" officeooo:paragraph-rsid="03076e39"/>
    </style:style>
    <style:style style:name="P89" style:family="paragraph" style:parent-style-name="Text_20_body">
      <style:text-properties officeooo:rsid="030d8256" officeooo:paragraph-rsid="030d8256"/>
    </style:style>
    <style:style style:name="P90" style:family="paragraph" style:parent-style-name="Text_20_body">
      <style:text-properties officeooo:rsid="030e48a0" officeooo:paragraph-rsid="030e48a0"/>
    </style:style>
    <style:style style:name="P91" style:family="paragraph" style:parent-style-name="Text_20_body">
      <style:text-properties officeooo:rsid="0312a29a" officeooo:paragraph-rsid="0311c598"/>
    </style:style>
    <style:style style:name="P92" style:family="paragraph" style:parent-style-name="Text_20_body">
      <style:text-properties officeooo:rsid="031641a5" officeooo:paragraph-rsid="031641a5"/>
    </style:style>
    <style:style style:name="P93" style:family="paragraph" style:parent-style-name="Text_20_body">
      <style:text-properties fo:font-weight="normal" officeooo:paragraph-rsid="031a33c2" style:font-weight-asian="normal" style:font-weight-complex="normal"/>
    </style:style>
    <style:style style:name="P94" style:family="paragraph" style:parent-style-name="Text_20_body">
      <style:text-properties fo:font-weight="normal" officeooo:paragraph-rsid="031bbc2c" style:font-weight-asian="normal" style:font-weight-complex="normal"/>
    </style:style>
    <style:style style:name="P95" style:family="paragraph" style:parent-style-name="Text_20_body">
      <style:text-properties fo:font-weight="normal" officeooo:paragraph-rsid="031d8a72" style:font-weight-asian="normal" style:font-weight-complex="normal"/>
    </style:style>
    <style:style style:name="P96" style:family="paragraph" style:parent-style-name="Text_20_body">
      <style:paragraph-properties fo:text-align="center" style:justify-single-word="false"/>
      <style:text-properties fo:font-weight="normal" officeooo:paragraph-rsid="0321edbb" style:font-weight-asian="normal" style:font-weight-complex="normal"/>
    </style:style>
    <style:style style:name="P97" style:family="paragraph" style:parent-style-name="Text_20_body">
      <style:text-properties fo:font-weight="normal" officeooo:paragraph-rsid="03203b6f" style:font-weight-asian="normal" style:font-weight-complex="normal"/>
    </style:style>
    <style:style style:name="P98" style:family="paragraph" style:parent-style-name="Text_20_body">
      <style:text-properties fo:font-weight="normal" officeooo:rsid="031814cd" officeooo:paragraph-rsid="031814cd" style:font-weight-asian="normal" style:font-weight-complex="normal"/>
    </style:style>
    <style:style style:name="P99" style:family="paragraph" style:parent-style-name="Text_20_body">
      <style:text-properties fo:font-weight="normal" officeooo:rsid="0319a8a6" officeooo:paragraph-rsid="0319a8a6" style:font-weight-asian="normal" style:font-weight-complex="normal"/>
    </style:style>
    <style:style style:name="P100" style:family="paragraph" style:parent-style-name="Text_20_body">
      <style:text-properties fo:font-weight="normal" officeooo:rsid="0319d0a3" officeooo:paragraph-rsid="0319d0a3" style:font-weight-asian="normal" style:font-weight-complex="normal"/>
    </style:style>
    <style:style style:name="P101" style:family="paragraph" style:parent-style-name="Text_20_body">
      <style:text-properties fo:font-weight="normal" officeooo:rsid="031af1ce" officeooo:paragraph-rsid="031af1ce" style:font-weight-asian="normal" style:font-weight-complex="normal"/>
    </style:style>
    <style:style style:name="P102" style:family="paragraph" style:parent-style-name="Text_20_body">
      <style:text-properties fo:font-weight="normal" officeooo:rsid="031c2c2c" officeooo:paragraph-rsid="031bbc2c" style:font-weight-asian="normal" style:font-weight-complex="normal"/>
    </style:style>
    <style:style style:name="P103" style:family="paragraph" style:parent-style-name="Text_20_body">
      <style:text-properties fo:font-weight="normal" officeooo:rsid="031d8a72" officeooo:paragraph-rsid="031d8a72" style:font-weight-asian="normal" style:font-weight-complex="normal"/>
    </style:style>
    <style:style style:name="P104" style:family="paragraph" style:parent-style-name="Text_20_body">
      <style:text-properties fo:font-weight="normal" officeooo:rsid="03203b6f" officeooo:paragraph-rsid="03203b6f" style:font-weight-asian="normal" style:font-weight-complex="normal"/>
    </style:style>
    <style:style style:name="P105" style:family="paragraph" style:parent-style-name="Text_20_body">
      <style:text-properties fo:font-weight="normal" officeooo:rsid="0321edbb" officeooo:paragraph-rsid="03203b6f" style:font-weight-asian="normal" style:font-weight-complex="normal"/>
    </style:style>
    <style:style style:name="P106" style:family="paragraph" style:parent-style-name="Text_20_body">
      <style:text-properties fo:font-weight="normal" officeooo:rsid="03234309" officeooo:paragraph-rsid="03234309" style:font-weight-asian="normal" style:font-weight-complex="normal"/>
    </style:style>
    <style:style style:name="P107" style:family="paragraph" style:parent-style-name="Text_20_body">
      <style:text-properties fo:font-weight="normal" officeooo:rsid="0324ed09" officeooo:paragraph-rsid="0324ed09" style:font-weight-asian="normal" style:font-weight-complex="normal"/>
    </style:style>
    <style:style style:name="P108" style:family="paragraph" style:parent-style-name="Text_20_body">
      <style:paragraph-properties fo:text-align="center" style:justify-single-word="false"/>
      <style:text-properties fo:font-style="italic" fo:font-weight="normal" officeooo:paragraph-rsid="031af1ce" style:font-style-asian="italic" style:font-weight-asian="normal" style:font-style-complex="italic" style:font-weight-complex="normal"/>
    </style:style>
    <style:style style:name="P109" style:family="paragraph" style:parent-style-name="Text_20_body">
      <style:paragraph-properties fo:text-align="center" style:justify-single-word="false"/>
      <style:text-properties fo:font-style="italic" fo:font-weight="normal" officeooo:rsid="031d8a72" officeooo:paragraph-rsid="031d8a72" style:font-style-asian="italic" style:font-weight-asian="normal" style:font-style-complex="italic" style:font-weight-complex="normal"/>
    </style:style>
    <style:style style:name="P110" style:family="paragraph" style:parent-style-name="Text_20_body">
      <style:paragraph-properties fo:text-align="center" style:justify-single-word="false"/>
      <style:text-properties fo:font-style="italic" fo:font-weight="normal" officeooo:rsid="03203b6f" officeooo:paragraph-rsid="03203b6f" style:font-style-asian="italic" style:font-weight-asian="normal" style:font-style-complex="italic" style:font-weight-complex="normal"/>
    </style:style>
    <style:style style:name="P111" style:family="paragraph" style:parent-style-name="Text_20_body">
      <style:paragraph-properties fo:text-align="center" style:justify-single-word="false"/>
      <style:text-properties fo:font-style="italic" fo:font-weight="normal" officeooo:rsid="031814cd" officeooo:paragraph-rsid="031814cd" style:font-style-asian="italic" style:font-weight-asian="normal" style:font-style-complex="italic" style:font-weight-complex="normal"/>
    </style:style>
    <style:style style:name="P112" style:family="paragraph" style:parent-style-name="Text_20_body">
      <style:paragraph-properties fo:text-align="center" style:justify-single-word="false"/>
      <style:text-properties fo:font-style="italic" fo:font-weight="normal" officeooo:rsid="0319d0a3" officeooo:paragraph-rsid="0319d0a3" style:font-style-asian="italic" style:font-weight-asian="normal" style:font-style-complex="italic" style:font-weight-complex="normal"/>
    </style:style>
    <style:style style:name="P113" style:family="paragraph" style:parent-style-name="Text_20_body">
      <style:paragraph-properties fo:text-align="center" style:justify-single-word="false"/>
      <style:text-properties fo:font-style="italic" officeooo:rsid="0324ed09" officeooo:paragraph-rsid="0324ed09" style:font-style-asian="italic" style:font-style-complex="italic"/>
    </style:style>
    <style:style style:name="P114" style:family="paragraph" style:parent-style-name="Text_20_body">
      <style:paragraph-properties fo:text-align="center" style:justify-single-word="false"/>
      <style:text-properties fo:font-style="italic" officeooo:rsid="0332f3ca" officeooo:paragraph-rsid="0332f3ca" style:font-style-asian="italic" style:font-style-complex="italic"/>
    </style:style>
    <style:style style:name="P115" style:family="paragraph" style:parent-style-name="Text_20_body">
      <style:paragraph-properties fo:text-align="center" style:justify-single-word="false"/>
      <style:text-properties fo:font-style="italic" officeooo:rsid="0335aa2c" officeooo:paragraph-rsid="0335aa2c" style:font-style-asian="italic" style:font-style-complex="italic"/>
    </style:style>
    <style:style style:name="P116" style:family="paragraph" style:parent-style-name="Text_20_body">
      <style:paragraph-properties fo:text-align="center" style:justify-single-word="false"/>
      <style:text-properties fo:font-style="italic" officeooo:rsid="0338e936" officeooo:paragraph-rsid="0338e936" style:font-style-asian="italic" style:font-style-complex="italic"/>
    </style:style>
    <style:style style:name="P117" style:family="paragraph" style:parent-style-name="Text_20_body">
      <style:paragraph-properties fo:text-align="center" style:justify-single-word="false"/>
      <style:text-properties fo:font-style="italic" officeooo:rsid="033a2f3c" officeooo:paragraph-rsid="033a2f3c" style:font-style-asian="italic" style:font-style-complex="italic"/>
    </style:style>
    <style:style style:name="P118" style:family="paragraph" style:parent-style-name="Text_20_body">
      <style:paragraph-properties fo:text-align="center" style:justify-single-word="false"/>
      <style:text-properties fo:font-style="italic" officeooo:rsid="033b261a" officeooo:paragraph-rsid="033b261a" style:font-style-asian="italic" style:font-style-complex="italic"/>
    </style:style>
    <style:style style:name="P119" style:family="paragraph" style:parent-style-name="Text_20_body">
      <style:paragraph-properties fo:text-align="center" style:justify-single-word="false"/>
      <style:text-properties fo:font-style="italic" officeooo:rsid="033c8121" officeooo:paragraph-rsid="033c8121" style:font-style-asian="italic" style:font-style-complex="italic"/>
    </style:style>
    <style:style style:name="P120" style:family="paragraph" style:parent-style-name="Text_20_body">
      <style:paragraph-properties fo:text-align="center" style:justify-single-word="false"/>
      <style:text-properties fo:font-style="italic" officeooo:rsid="033d375b" officeooo:paragraph-rsid="033d375b" style:font-style-asian="italic" style:font-style-complex="italic"/>
    </style:style>
    <style:style style:name="P121" style:family="paragraph" style:parent-style-name="Text_20_body">
      <style:paragraph-properties fo:text-align="center" style:justify-single-word="false"/>
      <style:text-properties fo:font-style="italic" officeooo:rsid="034137b3" officeooo:paragraph-rsid="034137b3" style:font-style-asian="italic" style:font-style-complex="italic"/>
    </style:style>
    <style:style style:name="P122" style:family="paragraph" style:parent-style-name="Text_20_body">
      <style:paragraph-properties fo:text-align="center" style:justify-single-word="false"/>
      <style:text-properties fo:font-style="italic" officeooo:rsid="03442e8e" officeooo:paragraph-rsid="03442e8e" style:font-style-asian="italic" style:font-style-complex="italic"/>
    </style:style>
    <style:style style:name="P123" style:family="paragraph" style:parent-style-name="Text_20_body">
      <style:paragraph-properties fo:text-align="center" style:justify-single-word="false"/>
      <style:text-properties fo:font-style="italic" officeooo:rsid="03459565" officeooo:paragraph-rsid="03459565" style:font-style-asian="italic" style:font-style-complex="italic"/>
    </style:style>
    <style:style style:name="P124" style:family="paragraph" style:parent-style-name="Text_20_body">
      <style:paragraph-properties fo:text-align="center" style:justify-single-word="false"/>
      <style:text-properties fo:font-style="italic" officeooo:rsid="0307fdec" officeooo:paragraph-rsid="0307fdec" style:font-style-asian="italic" style:font-style-complex="italic"/>
    </style:style>
    <style:style style:name="P125" style:family="paragraph" style:parent-style-name="Text_20_body">
      <style:paragraph-properties fo:text-align="center" style:justify-single-word="false"/>
      <style:text-properties fo:font-style="italic" officeooo:rsid="034860cf" officeooo:paragraph-rsid="034860cf" style:font-style-asian="italic" style:font-style-complex="italic"/>
    </style:style>
    <style:style style:name="P126" style:family="paragraph" style:parent-style-name="Text_20_body">
      <style:paragraph-properties fo:text-align="center" style:justify-single-word="false"/>
      <style:text-properties fo:font-style="italic" officeooo:rsid="0349200c" officeooo:paragraph-rsid="0349200c" style:font-style-asian="italic" style:font-style-complex="italic"/>
    </style:style>
    <style:style style:name="P127" style:family="paragraph" style:parent-style-name="Text_20_body">
      <style:text-properties officeooo:paragraph-rsid="031f2482"/>
    </style:style>
    <style:style style:name="P128" style:family="paragraph" style:parent-style-name="Text_20_body">
      <style:text-properties officeooo:paragraph-rsid="03256183"/>
    </style:style>
    <style:style style:name="P129" style:family="paragraph" style:parent-style-name="Text_20_body">
      <style:text-properties officeooo:paragraph-rsid="0325c82d"/>
    </style:style>
    <style:style style:name="P130" style:family="paragraph" style:parent-style-name="Text_20_body">
      <style:text-properties officeooo:paragraph-rsid="0328a114"/>
    </style:style>
    <style:style style:name="P131" style:family="paragraph" style:parent-style-name="Text_20_body">
      <style:text-properties officeooo:paragraph-rsid="032ce167"/>
    </style:style>
    <style:style style:name="P132" style:family="paragraph" style:parent-style-name="Text_20_body">
      <style:text-properties officeooo:paragraph-rsid="0332f3ca"/>
    </style:style>
    <style:style style:name="P133" style:family="paragraph" style:parent-style-name="Text_20_body">
      <style:text-properties officeooo:paragraph-rsid="033585f9"/>
    </style:style>
    <style:style style:name="P134" style:family="paragraph" style:parent-style-name="Text_20_body">
      <style:paragraph-properties fo:text-align="justify" style:justify-single-word="false"/>
      <style:text-properties officeooo:paragraph-rsid="03368b9b"/>
    </style:style>
    <style:style style:name="P135" style:family="paragraph" style:parent-style-name="Text_20_body">
      <style:text-properties officeooo:paragraph-rsid="033d375b"/>
    </style:style>
    <style:style style:name="P136" style:family="paragraph" style:parent-style-name="Text_20_body">
      <style:text-properties officeooo:rsid="031814cd" officeooo:paragraph-rsid="031814cd"/>
    </style:style>
    <style:style style:name="P137" style:family="paragraph" style:parent-style-name="Text_20_body">
      <style:text-properties officeooo:rsid="031f2482" officeooo:paragraph-rsid="031f2482"/>
    </style:style>
    <style:style style:name="P138" style:family="paragraph" style:parent-style-name="Text_20_body">
      <style:text-properties officeooo:rsid="0324ed09" officeooo:paragraph-rsid="0324ed09"/>
    </style:style>
    <style:style style:name="P139" style:family="paragraph" style:parent-style-name="Text_20_body">
      <style:text-properties officeooo:rsid="03256183" officeooo:paragraph-rsid="03256183"/>
    </style:style>
    <style:style style:name="P140" style:family="paragraph" style:parent-style-name="Text_20_body">
      <style:text-properties officeooo:rsid="0325c82d" officeooo:paragraph-rsid="0325c82d"/>
    </style:style>
    <style:style style:name="P141" style:family="paragraph" style:parent-style-name="Text_20_body">
      <style:text-properties officeooo:rsid="0326b7b5" officeooo:paragraph-rsid="0325c82d"/>
    </style:style>
    <style:style style:name="P142" style:family="paragraph" style:parent-style-name="Text_20_body">
      <style:text-properties officeooo:rsid="032a3fa1" officeooo:paragraph-rsid="032a3fa1"/>
    </style:style>
    <style:style style:name="P143" style:family="paragraph" style:parent-style-name="Text_20_body">
      <style:text-properties officeooo:rsid="032c58ed" officeooo:paragraph-rsid="032c58ed"/>
    </style:style>
    <style:style style:name="P144" style:family="paragraph" style:parent-style-name="Text_20_body">
      <style:text-properties officeooo:rsid="032cd314" officeooo:paragraph-rsid="032cd314"/>
    </style:style>
    <style:style style:name="P145" style:family="paragraph" style:parent-style-name="Text_20_body">
      <style:text-properties officeooo:rsid="032d7d5e" officeooo:paragraph-rsid="032ce167"/>
    </style:style>
    <style:style style:name="P146" style:family="paragraph" style:parent-style-name="Text_20_body">
      <style:text-properties officeooo:rsid="032ec7b2" officeooo:paragraph-rsid="032ec7b2"/>
    </style:style>
    <style:style style:name="P147" style:family="paragraph" style:parent-style-name="Text_20_body">
      <style:text-properties officeooo:rsid="032fad3a" officeooo:paragraph-rsid="032fad3a"/>
    </style:style>
    <style:style style:name="P148" style:family="paragraph" style:parent-style-name="Text_20_body">
      <style:text-properties officeooo:rsid="0331080c" officeooo:paragraph-rsid="0331080c"/>
    </style:style>
    <style:style style:name="P149" style:family="paragraph" style:parent-style-name="Text_20_body">
      <style:text-properties officeooo:rsid="033133f9" officeooo:paragraph-rsid="033133f9"/>
    </style:style>
    <style:style style:name="P150" style:family="paragraph" style:parent-style-name="Text_20_body">
      <style:text-properties officeooo:rsid="03328e86" officeooo:paragraph-rsid="03328e86"/>
    </style:style>
    <style:style style:name="P151" style:family="paragraph" style:parent-style-name="Text_20_body">
      <style:text-properties officeooo:rsid="0332f3ca" officeooo:paragraph-rsid="0332f3ca"/>
    </style:style>
    <style:style style:name="P152" style:family="paragraph" style:parent-style-name="Text_20_body">
      <style:text-properties officeooo:rsid="0333d496" officeooo:paragraph-rsid="0333d496"/>
    </style:style>
    <style:style style:name="P153" style:family="paragraph" style:parent-style-name="Text_20_body">
      <style:paragraph-properties fo:text-align="justify" style:justify-single-word="false"/>
      <style:text-properties officeooo:rsid="0335aa2c" officeooo:paragraph-rsid="0335aa2c"/>
    </style:style>
    <style:style style:name="P154" style:family="paragraph" style:parent-style-name="Text_20_body">
      <style:paragraph-properties fo:text-align="justify" style:justify-single-word="false"/>
      <style:text-properties officeooo:rsid="03373430" officeooo:paragraph-rsid="03368b9b"/>
    </style:style>
    <style:style style:name="P155" style:family="paragraph" style:parent-style-name="Text_20_body">
      <style:paragraph-properties fo:text-align="justify" style:justify-single-word="false"/>
      <style:text-properties officeooo:rsid="0338e936" officeooo:paragraph-rsid="0338e936"/>
    </style:style>
    <style:style style:name="P156" style:family="paragraph" style:parent-style-name="Text_20_body">
      <style:text-properties officeooo:rsid="033a2f3c" officeooo:paragraph-rsid="033a2f3c"/>
    </style:style>
    <style:style style:name="P157" style:family="paragraph" style:parent-style-name="Text_20_body">
      <style:text-properties officeooo:rsid="033b261a" officeooo:paragraph-rsid="033b261a"/>
    </style:style>
    <style:style style:name="P158" style:family="paragraph" style:parent-style-name="Text_20_body">
      <style:text-properties officeooo:rsid="033c8121" officeooo:paragraph-rsid="033c8121"/>
    </style:style>
    <style:style style:name="P159" style:family="paragraph" style:parent-style-name="Text_20_body">
      <style:text-properties officeooo:rsid="033d375b" officeooo:paragraph-rsid="033d375b"/>
    </style:style>
    <style:style style:name="P160" style:family="paragraph" style:parent-style-name="Text_20_body">
      <style:text-properties officeooo:rsid="034137b3" officeooo:paragraph-rsid="034137b3"/>
    </style:style>
    <style:style style:name="P161" style:family="paragraph" style:parent-style-name="Text_20_body">
      <style:text-properties officeooo:rsid="0342e8b7" officeooo:paragraph-rsid="0342e8b7"/>
    </style:style>
    <style:style style:name="P162" style:family="paragraph" style:parent-style-name="Text_20_body">
      <style:text-properties officeooo:rsid="03452b59" officeooo:paragraph-rsid="03452b59"/>
    </style:style>
    <style:style style:name="P163" style:family="paragraph" style:parent-style-name="Text_20_body">
      <style:text-properties officeooo:rsid="03459565" officeooo:paragraph-rsid="03459565"/>
    </style:style>
    <style:style style:name="P164" style:family="paragraph" style:parent-style-name="Text_20_body">
      <style:text-properties officeooo:rsid="03442e8e" officeooo:paragraph-rsid="03442e8e"/>
    </style:style>
    <style:style style:name="P165" style:family="paragraph" style:parent-style-name="Text_20_body">
      <style:text-properties officeooo:rsid="03442e8e" officeooo:paragraph-rsid="0354026a"/>
    </style:style>
    <style:style style:name="P166" style:family="paragraph" style:parent-style-name="Text_20_body">
      <style:text-properties officeooo:rsid="03442e8e" officeooo:paragraph-rsid="0358d4b9"/>
    </style:style>
    <style:style style:name="P167" style:family="paragraph" style:parent-style-name="Text_20_body">
      <style:text-properties officeooo:paragraph-rsid="0348acb6"/>
    </style:style>
    <style:style style:name="P168" style:family="paragraph" style:parent-style-name="Text_20_body">
      <style:text-properties officeooo:paragraph-rsid="034b77d3"/>
    </style:style>
    <style:style style:name="P169" style:family="paragraph" style:parent-style-name="Text_20_body">
      <style:text-properties officeooo:paragraph-rsid="034cc816"/>
    </style:style>
    <style:style style:name="P170" style:family="paragraph" style:parent-style-name="Text_20_body">
      <style:text-properties officeooo:paragraph-rsid="0361a315"/>
    </style:style>
    <style:style style:name="P171" style:family="paragraph" style:parent-style-name="Text_20_body">
      <style:text-properties officeooo:paragraph-rsid="0361fe84"/>
    </style:style>
    <style:style style:name="P172" style:family="paragraph" style:parent-style-name="Text_20_body">
      <style:text-properties officeooo:rsid="034860cf"/>
    </style:style>
    <style:style style:name="P173" style:family="paragraph" style:parent-style-name="Text_20_body">
      <style:text-properties officeooo:rsid="034860cf" officeooo:paragraph-rsid="034860cf"/>
    </style:style>
    <style:style style:name="P174" style:family="paragraph" style:parent-style-name="Text_20_body">
      <style:text-properties officeooo:rsid="0348acb6" officeooo:paragraph-rsid="0348acb6"/>
    </style:style>
    <style:style style:name="P175" style:family="paragraph" style:parent-style-name="Text_20_body">
      <style:text-properties officeooo:rsid="03535c04" officeooo:paragraph-rsid="03535c04"/>
    </style:style>
    <style:style style:name="P176" style:family="paragraph" style:parent-style-name="Text_20_body">
      <style:text-properties officeooo:rsid="034a876b" officeooo:paragraph-rsid="034a876b"/>
    </style:style>
    <style:style style:name="P177" style:family="paragraph" style:parent-style-name="Text_20_body">
      <style:text-properties officeooo:rsid="034ac0fa" officeooo:paragraph-rsid="034ac0fa"/>
    </style:style>
    <style:style style:name="P178" style:family="paragraph" style:parent-style-name="Text_20_body">
      <style:text-properties officeooo:rsid="034cc816" officeooo:paragraph-rsid="034cc816"/>
    </style:style>
    <style:style style:name="P179" style:family="paragraph" style:parent-style-name="Text_20_body">
      <style:text-properties officeooo:rsid="034ec7e0" officeooo:paragraph-rsid="034ec7e0"/>
    </style:style>
    <style:style style:name="P180" style:family="paragraph" style:parent-style-name="Text_20_body">
      <style:text-properties officeooo:rsid="03500bfd" officeooo:paragraph-rsid="03500bfd"/>
    </style:style>
    <style:style style:name="P181" style:family="paragraph" style:parent-style-name="Text_20_body">
      <style:text-properties officeooo:rsid="035ef464" officeooo:paragraph-rsid="035ef464"/>
    </style:style>
    <style:style style:name="P182" style:family="paragraph" style:parent-style-name="Text_20_body">
      <style:text-properties officeooo:rsid="0361fe84" officeooo:paragraph-rsid="0361fe84"/>
    </style:style>
    <style:style style:name="P183" style:family="paragraph" style:parent-style-name="Text_20_body">
      <style:text-properties officeooo:rsid="0360be70" officeooo:paragraph-rsid="0360be70"/>
    </style:style>
    <style:style style:name="P184" style:family="paragraph" style:parent-style-name="Text_20_body">
      <style:text-properties officeooo:rsid="0361a315" officeooo:paragraph-rsid="0361a315"/>
    </style:style>
    <style:style style:name="P185" style:family="paragraph" style:parent-style-name="Text_20_body">
      <style:text-properties officeooo:paragraph-rsid="03654f85"/>
    </style:style>
    <style:style style:name="P186" style:family="paragraph" style:parent-style-name="Text_20_body">
      <style:text-properties officeooo:paragraph-rsid="0368b7c1"/>
    </style:style>
    <style:style style:name="P187" style:family="paragraph" style:parent-style-name="Text_20_body">
      <style:text-properties officeooo:paragraph-rsid="036ab845"/>
    </style:style>
    <style:style style:name="P188" style:family="paragraph" style:parent-style-name="Text_20_body">
      <style:text-properties officeooo:paragraph-rsid="036d6150"/>
    </style:style>
    <style:style style:name="P189" style:family="paragraph" style:parent-style-name="Text_20_body">
      <style:text-properties officeooo:paragraph-rsid="036ebff4"/>
    </style:style>
    <style:style style:name="P190" style:family="paragraph" style:parent-style-name="Text_20_body">
      <style:text-properties officeooo:paragraph-rsid="037161ce"/>
    </style:style>
    <style:style style:name="P191" style:family="paragraph" style:parent-style-name="Heading_20_1">
      <style:text-properties officeooo:rsid="0255035f" officeooo:paragraph-rsid="0255035f"/>
    </style:style>
    <style:style style:name="P192" style:family="paragraph" style:parent-style-name="Heading_20_1">
      <style:text-properties officeooo:rsid="02a800ac"/>
    </style:style>
    <style:style style:name="P193" style:family="paragraph" style:parent-style-name="Heading_20_1">
      <style:text-properties officeooo:rsid="02d24d1d"/>
    </style:style>
    <style:style style:name="P194" style:family="paragraph" style:parent-style-name="Heading_20_1">
      <style:text-properties officeooo:rsid="02d30f0a"/>
    </style:style>
    <style:style style:name="P195" style:family="paragraph" style:parent-style-name="Heading_20_2">
      <style:text-properties officeooo:rsid="0255035f"/>
    </style:style>
    <style:style style:name="P196" style:family="paragraph" style:parent-style-name="Heading_20_2">
      <style:text-properties officeooo:rsid="02671358"/>
    </style:style>
    <style:style style:name="P197" style:family="paragraph" style:parent-style-name="Heading_20_2">
      <style:text-properties officeooo:rsid="027649df"/>
    </style:style>
    <style:style style:name="P198" style:family="paragraph" style:parent-style-name="Heading_20_2">
      <style:text-properties officeooo:rsid="02ad1120"/>
    </style:style>
    <style:style style:name="P199" style:family="paragraph" style:parent-style-name="Heading_20_2">
      <style:text-properties officeooo:rsid="02ba4e0a" officeooo:paragraph-rsid="02ba4e0a"/>
    </style:style>
    <style:style style:name="P200" style:family="paragraph" style:parent-style-name="Heading_20_2">
      <style:text-properties officeooo:rsid="030565af"/>
    </style:style>
    <style:style style:name="P201" style:family="paragraph" style:parent-style-name="Heading_20_2">
      <style:text-properties officeooo:rsid="034860cf"/>
    </style:style>
    <style:style style:name="P202" style:family="paragraph" style:parent-style-name="Heading_20_2">
      <style:text-properties officeooo:rsid="0312ce87"/>
    </style:style>
    <style:style style:name="P203" style:family="paragraph" style:parent-style-name="Heading_20_2">
      <style:text-properties officeooo:rsid="031814cd"/>
    </style:style>
    <style:style style:name="P204" style:family="paragraph" style:parent-style-name="Heading_20_2">
      <style:text-properties officeooo:rsid="031f2482"/>
    </style:style>
    <style:style style:name="P205" style:family="paragraph" style:parent-style-name="Heading_20_2">
      <style:text-properties officeooo:rsid="0324ed09"/>
    </style:style>
    <style:style style:name="P206" style:family="paragraph" style:parent-style-name="Heading_20_2">
      <style:text-properties officeooo:rsid="032e3775"/>
    </style:style>
    <style:style style:name="P207" style:family="paragraph" style:parent-style-name="Heading_20_2">
      <style:text-properties officeooo:rsid="0338e936"/>
    </style:style>
    <style:style style:name="P208" style:family="paragraph" style:parent-style-name="Heading_20_2">
      <style:text-properties officeooo:rsid="033a2f3c"/>
    </style:style>
    <style:style style:name="P209" style:family="paragraph" style:parent-style-name="Heading_20_2">
      <style:text-properties officeooo:rsid="034a876b"/>
    </style:style>
    <style:style style:name="P210" style:family="paragraph" style:parent-style-name="Heading_20_1" style:master-page-name="Standard">
      <style:paragraph-properties style:page-number="auto"/>
      <style:text-properties officeooo:rsid="02536536" officeooo:paragraph-rsid="02536536"/>
    </style:style>
    <style:style style:name="P211" style:family="paragraph" style:parent-style-name="Heading_20_1">
      <style:text-properties officeooo:rsid="03641d16"/>
    </style:style>
    <style:style style:name="P212" style:family="paragraph" style:parent-style-name="Heading_20_1">
      <style:text-properties officeooo:rsid="036499f8"/>
    </style:style>
    <style:style style:name="P213" style:family="paragraph" style:parent-style-name="Text_20_body" style:list-style-name="L1">
      <style:text-properties officeooo:paragraph-rsid="026ca408"/>
    </style:style>
    <style:style style:name="P214" style:family="paragraph" style:parent-style-name="Text_20_body" style:list-style-name="L1">
      <style:text-properties officeooo:paragraph-rsid="026cbb06"/>
    </style:style>
    <style:style style:name="P215" style:family="paragraph" style:parent-style-name="Text_20_body" style:list-style-name="L1">
      <style:text-properties officeooo:paragraph-rsid="02715cf0"/>
    </style:style>
    <style:style style:name="P216" style:family="paragraph" style:parent-style-name="Text_20_body" style:list-style-name="L1">
      <style:text-properties officeooo:paragraph-rsid="027461d6"/>
    </style:style>
    <style:style style:name="P217" style:family="paragraph" style:parent-style-name="Text_20_body" style:list-style-name="L1">
      <style:text-properties officeooo:rsid="0267cb66" officeooo:paragraph-rsid="0267cb66"/>
    </style:style>
    <style:style style:name="P218" style:family="paragraph" style:parent-style-name="Text_20_body" style:list-style-name="L1">
      <style:text-properties officeooo:rsid="0268ad4a" officeooo:paragraph-rsid="0268ad4a"/>
    </style:style>
    <style:style style:name="P219" style:family="paragraph" style:parent-style-name="Text_20_body" style:list-style-name="L1">
      <style:text-properties officeooo:rsid="026c3905" officeooo:paragraph-rsid="026c3905"/>
    </style:style>
    <style:style style:name="P220" style:family="paragraph" style:parent-style-name="Text_20_body" style:list-style-name="L2">
      <style:text-properties officeooo:paragraph-rsid="0282ce23"/>
    </style:style>
    <style:style style:name="P221" style:family="paragraph" style:parent-style-name="Text_20_body" style:list-style-name="L2">
      <style:text-properties officeooo:paragraph-rsid="027a3d78"/>
    </style:style>
    <style:style style:name="P222" style:family="paragraph" style:parent-style-name="Text_20_body" style:list-style-name="L2">
      <style:text-properties officeooo:paragraph-rsid="027c0751"/>
    </style:style>
    <style:style style:name="P223" style:family="paragraph" style:parent-style-name="Text_20_body" style:list-style-name="L2">
      <style:text-properties officeooo:paragraph-rsid="027d1ef7"/>
    </style:style>
    <style:style style:name="P224" style:family="paragraph" style:parent-style-name="Text_20_body" style:list-style-name="L2">
      <style:text-properties officeooo:paragraph-rsid="0295e8c8"/>
    </style:style>
    <style:style style:name="P225" style:family="paragraph" style:parent-style-name="Text_20_body" style:list-style-name="L2">
      <style:text-properties officeooo:paragraph-rsid="027e58ad"/>
    </style:style>
    <style:style style:name="P226" style:family="paragraph" style:parent-style-name="Text_20_body" style:list-style-name="L2">
      <style:text-properties officeooo:rsid="027a3d78" officeooo:paragraph-rsid="0282ce23"/>
    </style:style>
    <style:style style:name="P227" style:family="paragraph" style:parent-style-name="Text_20_body" style:list-style-name="L2">
      <style:text-properties officeooo:rsid="0282ce23" officeooo:paragraph-rsid="0282ce23"/>
    </style:style>
    <style:style style:name="P228" style:family="paragraph" style:parent-style-name="Text_20_body" style:list-style-name="L2">
      <style:text-properties officeooo:rsid="027f8287" officeooo:paragraph-rsid="027f8287"/>
    </style:style>
    <style:style style:name="P229" style:family="paragraph" style:parent-style-name="Text_20_body" style:list-style-name="L2">
      <style:text-properties officeooo:rsid="027f5b42" officeooo:paragraph-rsid="027f8287"/>
    </style:style>
    <style:style style:name="P230" style:family="paragraph" style:parent-style-name="Text_20_body" style:list-style-name="L2">
      <style:text-properties officeooo:rsid="027f5b42" officeooo:paragraph-rsid="027f5b42"/>
    </style:style>
    <style:style style:name="P231" style:family="paragraph" style:parent-style-name="Text_20_body" style:list-style-name="L3">
      <style:text-properties officeooo:rsid="0280ff85" officeooo:paragraph-rsid="02af4776"/>
    </style:style>
    <style:style style:name="P232" style:family="paragraph" style:parent-style-name="Text_20_body" style:list-style-name="L3">
      <style:text-properties officeooo:rsid="0280ff85" officeooo:paragraph-rsid="02b6387b"/>
    </style:style>
    <style:style style:name="P233" style:family="paragraph" style:parent-style-name="Text_20_body" style:list-style-name="L3">
      <style:text-properties officeooo:rsid="02b2ab5a" officeooo:paragraph-rsid="02b2ab5a"/>
    </style:style>
    <style:style style:name="P234" style:family="paragraph" style:parent-style-name="Text_20_body" style:list-style-name="L3">
      <style:text-properties officeooo:rsid="02b3cb01" officeooo:paragraph-rsid="02b3cb01"/>
    </style:style>
    <style:style style:name="P235" style:family="paragraph" style:parent-style-name="Text_20_body" style:list-style-name="L3">
      <style:text-properties officeooo:rsid="02b45f35" officeooo:paragraph-rsid="02b45f35"/>
    </style:style>
    <style:style style:name="P236" style:family="paragraph" style:parent-style-name="Text_20_body" style:list-style-name="L4">
      <style:text-properties officeooo:paragraph-rsid="02bbef79"/>
    </style:style>
    <style:style style:name="P237" style:family="paragraph" style:parent-style-name="Text_20_body" style:list-style-name="L4">
      <style:text-properties officeooo:paragraph-rsid="02c5e023"/>
    </style:style>
    <style:style style:name="P238" style:family="paragraph" style:parent-style-name="Text_20_body" style:list-style-name="L4">
      <style:text-properties officeooo:rsid="02bbef79" officeooo:paragraph-rsid="02bbef79"/>
    </style:style>
    <style:style style:name="P239" style:family="paragraph" style:parent-style-name="Text_20_body" style:list-style-name="L4">
      <style:text-properties officeooo:rsid="02c05506" officeooo:paragraph-rsid="02c05506"/>
    </style:style>
    <style:style style:name="P240" style:family="paragraph" style:parent-style-name="Text_20_body" style:list-style-name="L4">
      <style:text-properties officeooo:rsid="02c1554b" officeooo:paragraph-rsid="02c1554b"/>
    </style:style>
    <style:style style:name="P241" style:family="paragraph" style:parent-style-name="Text_20_body" style:list-style-name="L4">
      <style:text-properties officeooo:rsid="02c33f5a" officeooo:paragraph-rsid="02c33f5a"/>
    </style:style>
    <style:style style:name="P242" style:family="paragraph" style:parent-style-name="Text_20_body" style:list-style-name="L4">
      <style:text-properties officeooo:rsid="02c41c15" officeooo:paragraph-rsid="02c41c15"/>
    </style:style>
    <style:style style:name="P243" style:family="paragraph" style:parent-style-name="Text_20_body" style:list-style-name="L4">
      <style:text-properties officeooo:rsid="02c5e023" officeooo:paragraph-rsid="02c5e023"/>
    </style:style>
    <style:style style:name="P244" style:family="paragraph" style:parent-style-name="Text_20_body" style:list-style-name="L5">
      <style:text-properties officeooo:rsid="02fc0f08" officeooo:paragraph-rsid="02fc0f08"/>
    </style:style>
    <style:style style:name="P245" style:family="paragraph" style:parent-style-name="Text_20_body" style:list-style-name="L6">
      <style:text-properties officeooo:rsid="0324ed09" officeooo:paragraph-rsid="0324ed09"/>
    </style:style>
    <style:style style:name="P246" style:family="paragraph" style:parent-style-name="Text_20_body" style:list-style-name="L7">
      <style:text-properties officeooo:rsid="032ec7b2" officeooo:paragraph-rsid="032ec7b2"/>
    </style:style>
    <style:style style:name="P247" style:family="paragraph" style:parent-style-name="Text_20_body">
      <style:text-properties officeooo:rsid="03641d16"/>
    </style:style>
    <style:style style:name="P248" style:family="paragraph" style:parent-style-name="Text_20_body">
      <style:text-properties officeooo:rsid="03654f85" officeooo:paragraph-rsid="03654f85"/>
    </style:style>
    <style:style style:name="P249" style:family="paragraph" style:parent-style-name="Text_20_body">
      <style:text-properties officeooo:rsid="0366a013" officeooo:paragraph-rsid="0366a013"/>
    </style:style>
    <style:style style:name="P250" style:family="paragraph" style:parent-style-name="Text_20_body">
      <style:text-properties officeooo:rsid="0367a8fe" officeooo:paragraph-rsid="0367a8fe"/>
    </style:style>
    <style:style style:name="P251" style:family="paragraph" style:parent-style-name="Text_20_body">
      <style:text-properties officeooo:rsid="0368b7c1" officeooo:paragraph-rsid="0368b7c1"/>
    </style:style>
    <style:style style:name="P252" style:family="paragraph" style:parent-style-name="Text_20_body">
      <style:text-properties officeooo:rsid="036a69f0" officeooo:paragraph-rsid="036a69f0"/>
    </style:style>
    <style:style style:name="P253" style:family="paragraph" style:parent-style-name="Text_20_body">
      <style:text-properties officeooo:rsid="036ab845" officeooo:paragraph-rsid="036ab845"/>
    </style:style>
    <style:style style:name="P254" style:family="paragraph" style:parent-style-name="Text_20_body">
      <style:text-properties officeooo:rsid="036c25e5" officeooo:paragraph-rsid="036c25e5"/>
    </style:style>
    <style:style style:name="P255" style:family="paragraph" style:parent-style-name="Text_20_body">
      <style:text-properties officeooo:rsid="036ebff4" officeooo:paragraph-rsid="036d6150"/>
    </style:style>
    <style:style style:name="P256" style:family="paragraph" style:parent-style-name="Text_20_body">
      <style:text-properties officeooo:rsid="036f85bf" officeooo:paragraph-rsid="036ebff4"/>
    </style:style>
    <style:style style:name="P257" style:family="paragraph" style:parent-style-name="Text_20_body">
      <style:text-properties officeooo:rsid="036f85bf" officeooo:paragraph-rsid="036f85bf"/>
    </style:style>
    <style:style style:name="P258" style:family="paragraph" style:parent-style-name="Text_20_body">
      <style:text-properties officeooo:rsid="0370b174" officeooo:paragraph-rsid="0370b174"/>
    </style:style>
    <style:style style:name="P259" style:family="paragraph" style:parent-style-name="Text_20_body">
      <style:text-properties officeooo:rsid="0374502e" officeooo:paragraph-rsid="0374502e"/>
    </style:style>
    <style:style style:name="P260" style:family="paragraph" style:parent-style-name="Text_20_body">
      <style:text-properties officeooo:rsid="0374502e" officeooo:paragraph-rsid="03755ea4"/>
    </style:style>
    <style:style style:name="P261" style:family="paragraph" style:parent-style-name="Text_20_body">
      <style:text-properties officeooo:rsid="0374502e" officeooo:paragraph-rsid="0376c7e7"/>
    </style:style>
    <style:style style:name="P262" style:family="paragraph" style:parent-style-name="Text_20_body">
      <style:text-properties officeooo:rsid="0374502e" officeooo:paragraph-rsid="0377d6b5"/>
    </style:style>
    <style:style style:name="P263" style:family="paragraph" style:parent-style-name="Text_20_body">
      <style:text-properties officeooo:rsid="0374502e" officeooo:paragraph-rsid="0378d735"/>
    </style:style>
    <style:style style:name="P264" style:family="paragraph" style:parent-style-name="Text_20_body">
      <style:text-properties officeooo:rsid="0374502e" officeooo:paragraph-rsid="037ab524"/>
    </style:style>
    <style:style style:name="P265" style:family="paragraph" style:parent-style-name="Text_20_body">
      <style:paragraph-properties fo:text-align="justify" style:justify-single-word="false"/>
      <style:text-properties officeooo:rsid="0374502e" officeooo:paragraph-rsid="037ab524"/>
    </style:style>
    <style:style style:name="P266" style:family="paragraph" style:parent-style-name="Text_20_body">
      <style:paragraph-properties fo:text-align="justify" style:justify-single-word="false"/>
      <style:text-properties officeooo:rsid="0374502e" officeooo:paragraph-rsid="037cb4d0"/>
    </style:style>
    <style:style style:name="P267" style:family="paragraph" style:parent-style-name="Text_20_body">
      <style:paragraph-properties fo:text-align="justify" style:justify-single-word="false"/>
      <style:text-properties officeooo:rsid="0374502e" officeooo:paragraph-rsid="037f0ffe"/>
    </style:style>
    <style:style style:name="P268" style:family="paragraph" style:parent-style-name="Text_20_body">
      <style:paragraph-properties fo:text-align="justify" style:justify-single-word="false"/>
      <style:text-properties officeooo:rsid="0374502e" officeooo:paragraph-rsid="03826adc"/>
    </style:style>
    <style:style style:name="P269" style:family="paragraph" style:parent-style-name="Text_20_body" style:list-style-name="L8">
      <style:paragraph-properties fo:text-align="justify" style:justify-single-word="false"/>
      <style:text-properties officeooo:rsid="0374502e" officeooo:paragraph-rsid="03826adc"/>
    </style:style>
    <style:style style:name="P270" style:family="paragraph" style:parent-style-name="Text_20_body" style:list-style-name="L8">
      <style:paragraph-properties fo:text-align="justify" style:justify-single-word="false"/>
      <style:text-properties officeooo:rsid="0374502e" officeooo:paragraph-rsid="03833367"/>
    </style:style>
    <style:style style:name="P271" style:family="paragraph" style:parent-style-name="Text_20_body" style:list-style-name="L8">
      <style:paragraph-properties fo:text-align="justify" style:justify-single-word="false"/>
      <style:text-properties officeooo:rsid="0374502e" officeooo:paragraph-rsid="038419db"/>
    </style:style>
    <style:style style:name="P272" style:family="paragraph" style:parent-style-name="Text_20_body">
      <style:paragraph-properties fo:text-align="justify" style:justify-single-word="false"/>
      <style:text-properties officeooo:rsid="0374502e" officeooo:paragraph-rsid="038419db"/>
    </style:style>
    <style:style style:name="P273" style:family="paragraph" style:parent-style-name="Text_20_body">
      <style:paragraph-properties fo:text-align="justify" style:justify-single-word="false"/>
      <style:text-properties officeooo:rsid="0374502e" officeooo:paragraph-rsid="03878a7b"/>
    </style:style>
    <style:style style:name="P274" style:family="paragraph" style:parent-style-name="Text_20_body">
      <style:paragraph-properties fo:text-align="justify" style:justify-single-word="false"/>
      <style:text-properties officeooo:rsid="0374502e" officeooo:paragraph-rsid="03888c5b"/>
    </style:style>
    <style:style style:name="P275" style:family="paragraph" style:parent-style-name="Text_20_body">
      <style:paragraph-properties fo:text-align="justify" style:justify-single-word="false"/>
      <style:text-properties officeooo:rsid="0374502e" officeooo:paragraph-rsid="038d1648"/>
    </style:style>
    <style:style style:name="P276" style:family="paragraph" style:parent-style-name="Text_20_body">
      <style:paragraph-properties fo:text-align="justify" style:justify-single-word="false"/>
      <style:text-properties officeooo:rsid="0374502e" officeooo:paragraph-rsid="038d40ad"/>
    </style:style>
    <style:style style:name="P277" style:family="paragraph" style:parent-style-name="Text_20_body">
      <style:paragraph-properties fo:text-align="justify" style:justify-single-word="false"/>
      <style:text-properties officeooo:rsid="0374502e" officeooo:paragraph-rsid="038d4b43"/>
    </style:style>
    <style:style style:name="P278" style:family="paragraph" style:parent-style-name="Text_20_body">
      <style:paragraph-properties fo:text-align="justify" style:justify-single-word="false"/>
      <style:text-properties officeooo:rsid="0374502e" officeooo:paragraph-rsid="03904ba7"/>
    </style:style>
    <style:style style:name="P279" style:family="paragraph" style:parent-style-name="Text_20_body">
      <style:paragraph-properties fo:text-align="center" style:justify-single-word="false"/>
      <style:text-properties fo:font-style="italic" officeooo:rsid="0374502e" officeooo:paragraph-rsid="0376c7e7" style:font-style-asian="italic" style:font-style-complex="italic"/>
    </style:style>
    <style:style style:name="P280" style:family="paragraph" style:parent-style-name="Text_20_body">
      <style:paragraph-properties fo:text-align="center" style:justify-single-word="false"/>
      <style:text-properties fo:font-style="italic" officeooo:rsid="0374502e" officeooo:paragraph-rsid="0377d6b5" style:font-style-asian="italic" style:font-style-complex="italic"/>
    </style:style>
    <style:style style:name="P281" style:family="paragraph" style:parent-style-name="Text_20_body">
      <style:paragraph-properties fo:text-align="center" style:justify-single-word="false"/>
      <style:text-properties fo:font-style="italic" officeooo:rsid="0374502e" officeooo:paragraph-rsid="037ab524" style:font-style-asian="italic" style:font-style-complex="italic"/>
    </style:style>
    <style:style style:name="P282" style:family="paragraph" style:parent-style-name="Text_20_body">
      <style:paragraph-properties fo:text-align="center" style:justify-single-word="false"/>
      <style:text-properties fo:font-style="italic" officeooo:rsid="0374502e" officeooo:paragraph-rsid="03826adc" style:font-style-asian="italic" style:font-style-complex="italic"/>
    </style:style>
    <style:style style:name="P283" style:family="paragraph" style:parent-style-name="Text_20_body">
      <style:paragraph-properties fo:text-align="center" style:justify-single-word="false"/>
      <style:text-properties fo:font-style="italic" officeooo:rsid="0374502e" officeooo:paragraph-rsid="03888c5b" style:font-style-asian="italic" style:font-style-complex="italic"/>
    </style:style>
    <style:style style:name="P284" style:family="paragraph" style:parent-style-name="Text_20_body">
      <style:text-properties officeooo:paragraph-rsid="0396b323"/>
    </style:style>
    <style:style style:name="P285" style:family="paragraph" style:parent-style-name="Text_20_body">
      <style:text-properties officeooo:paragraph-rsid="03975d9b"/>
    </style:style>
    <style:style style:name="P286" style:family="paragraph" style:parent-style-name="Text_20_body">
      <style:text-properties officeooo:paragraph-rsid="039b6572"/>
    </style:style>
    <style:style style:name="P287" style:family="paragraph" style:parent-style-name="Text_20_body">
      <style:text-properties officeooo:paragraph-rsid="039c758a"/>
    </style:style>
    <style:style style:name="P288" style:family="paragraph" style:parent-style-name="Text_20_body">
      <style:text-properties officeooo:paragraph-rsid="03a012db"/>
    </style:style>
    <style:style style:name="P289" style:family="paragraph" style:parent-style-name="Text_20_body">
      <style:text-properties officeooo:paragraph-rsid="03a087db"/>
    </style:style>
    <style:style style:name="P290" style:family="paragraph" style:parent-style-name="Text_20_body" style:list-style-name="L9">
      <style:text-properties officeooo:paragraph-rsid="03a012db"/>
    </style:style>
    <style:style style:name="P291" style:family="paragraph" style:parent-style-name="Text_20_body" style:list-style-name="L9">
      <style:text-properties officeooo:paragraph-rsid="03a087db"/>
    </style:style>
    <style:style style:name="P292" style:family="paragraph" style:parent-style-name="Text_20_body">
      <style:text-properties officeooo:paragraph-rsid="03a3290f"/>
    </style:style>
    <style:style style:name="P293" style:family="paragraph" style:parent-style-name="Text_20_body">
      <style:text-properties officeooo:paragraph-rsid="03a41616"/>
    </style:style>
    <style:style style:name="T1" style:family="text">
      <style:text-properties fo:font-weight="bold" officeooo:rsid="0256e2d0" style:font-weight-asian="bold" style:font-weight-complex="bold"/>
    </style:style>
    <style:style style:name="T2" style:family="text">
      <style:text-properties fo:font-weight="bold" officeooo:rsid="0255035f" style:font-weight-asian="bold" style:font-weight-complex="bold"/>
    </style:style>
    <style:style style:name="T3" style:family="text">
      <style:text-properties fo:font-weight="bold" officeooo:rsid="025a010f" style:font-weight-asian="bold" style:font-weight-complex="bold"/>
    </style:style>
    <style:style style:name="T4" style:family="text">
      <style:text-properties fo:font-weight="bold" officeooo:rsid="0264823e" style:font-weight-asian="bold" style:font-weight-complex="bold"/>
    </style:style>
    <style:style style:name="T5" style:family="text">
      <style:text-properties fo:font-weight="bold" officeooo:rsid="02a39e83" style:font-weight-asian="bold" style:font-weight-complex="bold"/>
    </style:style>
    <style:style style:name="T6" style:family="text">
      <style:text-properties fo:font-weight="bold" officeooo:rsid="031a33c2" style:font-weight-asian="bold" style:font-weight-complex="bold"/>
    </style:style>
    <style:style style:name="T7" style:family="text">
      <style:text-properties fo:font-weight="bold" officeooo:rsid="031d8a72" style:font-weight-asian="bold" style:font-weight-complex="bold"/>
    </style:style>
    <style:style style:name="T8" style:family="text">
      <style:text-properties fo:font-weight="bold" officeooo:rsid="0325c82d" style:font-weight-asian="bold" style:font-weight-complex="bold"/>
    </style:style>
    <style:style style:name="T9" style:family="text">
      <style:text-properties fo:font-weight="bold" officeooo:rsid="0328a114" style:font-weight-asian="bold" style:font-weight-complex="bold"/>
    </style:style>
    <style:style style:name="T10" style:family="text">
      <style:text-properties fo:font-weight="bold" officeooo:rsid="033585f9" style:font-weight-asian="bold" style:font-weight-complex="bold"/>
    </style:style>
    <style:style style:name="T11" style:family="text">
      <style:text-properties fo:font-weight="bold" officeooo:rsid="036ebff4" style:font-weight-asian="bold" style:font-weight-complex="bold"/>
    </style:style>
    <style:style style:name="T12" style:family="text">
      <style:text-properties officeooo:rsid="02536536"/>
    </style:style>
    <style:style style:name="T13" style:family="text">
      <style:text-properties officeooo:rsid="0255035f"/>
    </style:style>
    <style:style style:name="T14" style:family="text">
      <style:text-properties officeooo:rsid="0256e2d0"/>
    </style:style>
    <style:style style:name="T15" style:family="text">
      <style:text-properties officeooo:rsid="0258a619"/>
    </style:style>
    <style:style style:name="T16" style:family="text">
      <style:text-properties officeooo:rsid="025a010f"/>
    </style:style>
    <style:style style:name="T17" style:family="text">
      <style:text-properties officeooo:rsid="025a34e9"/>
    </style:style>
    <style:style style:name="T18" style:family="text">
      <style:text-properties officeooo:rsid="025a697d"/>
    </style:style>
    <style:style style:name="T19" style:family="text">
      <style:text-properties officeooo:rsid="025ad498"/>
    </style:style>
    <style:style style:name="T20" style:family="text">
      <style:text-properties officeooo:rsid="025b05fd"/>
    </style:style>
    <style:style style:name="T21" style:family="text">
      <style:text-properties officeooo:rsid="025f8323"/>
    </style:style>
    <style:style style:name="T22" style:family="text">
      <style:text-properties officeooo:rsid="025fafea"/>
    </style:style>
    <style:style style:name="T23" style:family="text">
      <style:text-properties officeooo:rsid="0260d5ac"/>
    </style:style>
    <style:style style:name="T24" style:family="text">
      <style:text-properties officeooo:rsid="02611c0c"/>
    </style:style>
    <style:style style:name="T25" style:family="text">
      <style:text-properties officeooo:rsid="0264823e"/>
    </style:style>
    <style:style style:name="T26" style:family="text">
      <style:text-properties officeooo:rsid="02654621"/>
    </style:style>
    <style:style style:name="T27" style:family="text">
      <style:text-properties officeooo:rsid="0265a5a9"/>
    </style:style>
    <style:style style:name="T28" style:family="text">
      <style:text-properties officeooo:rsid="0266d423"/>
    </style:style>
    <style:style style:name="T29" style:family="text">
      <style:text-properties officeooo:rsid="026ca408"/>
    </style:style>
    <style:style style:name="T30" style:family="text">
      <style:text-properties officeooo:rsid="026cb815"/>
    </style:style>
    <style:style style:name="T31" style:family="text">
      <style:text-properties officeooo:rsid="026cbb06"/>
    </style:style>
    <style:style style:name="T32" style:family="text">
      <style:text-properties officeooo:rsid="026e286d"/>
    </style:style>
    <style:style style:name="T33" style:family="text">
      <style:text-properties officeooo:rsid="02715cf0"/>
    </style:style>
    <style:style style:name="T34" style:family="text">
      <style:text-properties officeooo:rsid="02724bc1"/>
    </style:style>
    <style:style style:name="T35" style:family="text">
      <style:text-properties officeooo:rsid="02738a1b"/>
    </style:style>
    <style:style style:name="T36" style:family="text">
      <style:text-properties officeooo:rsid="027461d6"/>
    </style:style>
    <style:style style:name="T37" style:family="text">
      <style:text-properties officeooo:rsid="027a3d78"/>
    </style:style>
    <style:style style:name="T38" style:family="text">
      <style:text-properties officeooo:rsid="027c0751"/>
    </style:style>
    <style:style style:name="T39" style:family="text">
      <style:text-properties officeooo:rsid="027d1ef7"/>
    </style:style>
    <style:style style:name="T40" style:family="text">
      <style:text-properties officeooo:rsid="027e58ad"/>
    </style:style>
    <style:style style:name="T41" style:family="text">
      <style:text-properties officeooo:rsid="0282ce23"/>
    </style:style>
    <style:style style:name="T42" style:family="text">
      <style:text-properties officeooo:rsid="028379ed"/>
    </style:style>
    <style:style style:name="T43" style:family="text">
      <style:text-properties officeooo:rsid="0283d73f"/>
    </style:style>
    <style:style style:name="T44" style:family="text">
      <style:text-properties officeooo:rsid="0283e198"/>
    </style:style>
    <style:style style:name="T45" style:family="text">
      <style:text-properties officeooo:rsid="0285c26e"/>
    </style:style>
    <style:style style:name="T46" style:family="text">
      <style:text-properties officeooo:rsid="02876ff7"/>
    </style:style>
    <style:style style:name="T47" style:family="text">
      <style:text-properties officeooo:rsid="02891140"/>
    </style:style>
    <style:style style:name="T48" style:family="text">
      <style:text-properties officeooo:rsid="028b43dd"/>
    </style:style>
    <style:style style:name="T49" style:family="text">
      <style:text-properties officeooo:rsid="028cdbaf"/>
    </style:style>
    <style:style style:name="T50" style:family="text">
      <style:text-properties officeooo:rsid="02903f81"/>
    </style:style>
    <style:style style:name="T51" style:family="text">
      <style:text-properties officeooo:rsid="0290bb20"/>
    </style:style>
    <style:style style:name="T52" style:family="text">
      <style:text-properties officeooo:rsid="0291df89"/>
    </style:style>
    <style:style style:name="T53" style:family="text">
      <style:text-properties officeooo:rsid="0292cd36"/>
    </style:style>
    <style:style style:name="T54" style:family="text">
      <style:text-properties officeooo:rsid="029357f2"/>
    </style:style>
    <style:style style:name="T55" style:family="text">
      <style:text-properties officeooo:rsid="02947afb"/>
    </style:style>
    <style:style style:name="T56" style:family="text">
      <style:text-properties officeooo:rsid="0295e8c8"/>
    </style:style>
    <style:style style:name="T57" style:family="text">
      <style:text-properties officeooo:rsid="02966b55"/>
    </style:style>
    <style:style style:name="T58" style:family="text">
      <style:text-properties officeooo:rsid="0297a9e4"/>
    </style:style>
    <style:style style:name="T59" style:family="text">
      <style:text-properties officeooo:rsid="029861b6"/>
    </style:style>
    <style:style style:name="T60" style:family="text">
      <style:text-properties officeooo:rsid="029acd2c"/>
    </style:style>
    <style:style style:name="T61" style:family="text">
      <style:text-properties officeooo:rsid="029b5c0a"/>
    </style:style>
    <style:style style:name="T62" style:family="text">
      <style:text-properties officeooo:rsid="029c4880"/>
    </style:style>
    <style:style style:name="T63" style:family="text">
      <style:text-properties officeooo:rsid="029e4097"/>
    </style:style>
    <style:style style:name="T64" style:family="text">
      <style:text-properties officeooo:rsid="029fb4be"/>
    </style:style>
    <style:style style:name="T65" style:family="text">
      <style:text-properties officeooo:rsid="02a16009"/>
    </style:style>
    <style:style style:name="T66" style:family="text">
      <style:text-properties officeooo:rsid="02a1da37"/>
    </style:style>
    <style:style style:name="T67" style:family="text">
      <style:text-properties officeooo:rsid="02a39e83"/>
    </style:style>
    <style:style style:name="T68" style:family="text">
      <style:text-properties officeooo:rsid="02a511fc"/>
    </style:style>
    <style:style style:name="T69" style:family="text">
      <style:text-properties officeooo:rsid="02a58b95"/>
    </style:style>
    <style:style style:name="T70" style:family="text">
      <style:text-properties officeooo:rsid="02a60bfb"/>
    </style:style>
    <style:style style:name="T71" style:family="text">
      <style:text-properties officeooo:rsid="02a800ac"/>
    </style:style>
    <style:style style:name="T72" style:family="text">
      <style:text-properties officeooo:rsid="02aa887b"/>
    </style:style>
    <style:style style:name="T73" style:family="text">
      <style:text-properties officeooo:rsid="02ab30a1"/>
    </style:style>
    <style:style style:name="T74" style:family="text">
      <style:text-properties officeooo:rsid="02ad1629"/>
    </style:style>
    <style:style style:name="T75" style:family="text">
      <style:text-properties officeooo:rsid="02aebad9"/>
    </style:style>
    <style:style style:name="T76" style:family="text">
      <style:text-properties officeooo:rsid="02af4776"/>
    </style:style>
    <style:style style:name="T77" style:family="text">
      <style:text-properties officeooo:rsid="02b09f3e"/>
    </style:style>
    <style:style style:name="T78" style:family="text">
      <style:text-properties officeooo:rsid="02b26cb8"/>
    </style:style>
    <style:style style:name="T79" style:family="text">
      <style:text-properties officeooo:rsid="02b6387b"/>
    </style:style>
    <style:style style:name="T80" style:family="text">
      <style:text-properties officeooo:rsid="02b65ef0"/>
    </style:style>
    <style:style style:name="T81" style:family="text">
      <style:text-properties officeooo:rsid="02b7ee7e"/>
    </style:style>
    <style:style style:name="T82" style:family="text">
      <style:text-properties officeooo:rsid="02b8fe50"/>
    </style:style>
    <style:style style:name="T83" style:family="text">
      <style:text-properties officeooo:rsid="02bbef79"/>
    </style:style>
    <style:style style:name="T84" style:family="text">
      <style:text-properties officeooo:rsid="02bd2648"/>
    </style:style>
    <style:style style:name="T85" style:family="text">
      <style:text-properties officeooo:rsid="02c5e023"/>
    </style:style>
    <style:style style:name="T86" style:family="text">
      <style:text-properties officeooo:rsid="02c68f0f"/>
    </style:style>
    <style:style style:name="T87" style:family="text">
      <style:text-properties officeooo:rsid="02c78805"/>
    </style:style>
    <style:style style:name="T88" style:family="text">
      <style:text-properties officeooo:rsid="02c80201"/>
    </style:style>
    <style:style style:name="T89" style:family="text">
      <style:text-properties officeooo:rsid="02c9b655"/>
    </style:style>
    <style:style style:name="T90" style:family="text">
      <style:text-properties officeooo:rsid="02cee236"/>
    </style:style>
    <style:style style:name="T91" style:family="text">
      <style:text-properties officeooo:rsid="02d0d9a3"/>
    </style:style>
    <style:style style:name="T92" style:family="text">
      <style:text-properties officeooo:rsid="02d24d1d"/>
    </style:style>
    <style:style style:name="T93" style:family="text">
      <style:text-properties officeooo:rsid="02d60c90"/>
    </style:style>
    <style:style style:name="T94" style:family="text">
      <style:text-properties officeooo:rsid="02d6778b"/>
    </style:style>
    <style:style style:name="T95" style:family="text">
      <style:text-properties officeooo:rsid="02d8252f"/>
    </style:style>
    <style:style style:name="T96" style:family="text">
      <style:text-properties fo:font-style="italic" officeooo:rsid="02d8252f" style:font-style-asian="italic" style:font-style-complex="italic"/>
    </style:style>
    <style:style style:name="T97" style:family="text">
      <style:text-properties fo:font-style="italic" officeooo:rsid="037161ce" style:font-style-asian="italic" style:font-style-complex="italic"/>
    </style:style>
    <style:style style:name="T98" style:family="text">
      <style:text-properties officeooo:rsid="02da18f1"/>
    </style:style>
    <style:style style:name="T99" style:family="text">
      <style:text-properties officeooo:rsid="02dab9e2"/>
    </style:style>
    <style:style style:name="T100" style:family="text">
      <style:text-properties officeooo:rsid="02dbfd19"/>
    </style:style>
    <style:style style:name="T101" style:family="text">
      <style:text-properties officeooo:rsid="02dc2f47"/>
    </style:style>
    <style:style style:name="T102" style:family="text">
      <style:text-properties officeooo:rsid="02dc5774"/>
    </style:style>
    <style:style style:name="T103" style:family="text">
      <style:text-properties officeooo:rsid="02e55841"/>
    </style:style>
    <style:style style:name="T104" style:family="text">
      <style:text-properties officeooo:rsid="02e695c7"/>
    </style:style>
    <style:style style:name="T105" style:family="text">
      <style:text-properties officeooo:rsid="02e7808c"/>
    </style:style>
    <style:style style:name="T106" style:family="text">
      <style:text-properties officeooo:rsid="02e8719e"/>
    </style:style>
    <style:style style:name="T107" style:family="text">
      <style:text-properties officeooo:rsid="02ebd137"/>
    </style:style>
    <style:style style:name="T108" style:family="text">
      <style:text-properties officeooo:rsid="02ecd656"/>
    </style:style>
    <style:style style:name="T109" style:family="text">
      <style:text-properties officeooo:rsid="02ee423c"/>
    </style:style>
    <style:style style:name="T110" style:family="text">
      <style:text-properties officeooo:rsid="02ef7f58"/>
    </style:style>
    <style:style style:name="T111" style:family="text">
      <style:text-properties officeooo:rsid="02f0d50e"/>
    </style:style>
    <style:style style:name="T112" style:family="text">
      <style:text-properties officeooo:rsid="02f1b49a"/>
    </style:style>
    <style:style style:name="T113" style:family="text">
      <style:text-properties officeooo:rsid="02f257d8"/>
    </style:style>
    <style:style style:name="T114" style:family="text">
      <style:text-properties officeooo:rsid="02f2f410"/>
    </style:style>
    <style:style style:name="T115" style:family="text">
      <style:text-properties officeooo:rsid="02f36861"/>
    </style:style>
    <style:style style:name="T116" style:family="text">
      <style:text-properties officeooo:rsid="02f56731"/>
    </style:style>
    <style:style style:name="T117" style:family="text">
      <style:text-properties officeooo:rsid="02f5b433"/>
    </style:style>
    <style:style style:name="T118" style:family="text">
      <style:text-properties officeooo:rsid="02f67f5d"/>
    </style:style>
    <style:style style:name="T119" style:family="text">
      <style:text-properties officeooo:rsid="02f6e297"/>
    </style:style>
    <style:style style:name="T120" style:family="text">
      <style:text-properties officeooo:rsid="02f7b222"/>
    </style:style>
    <style:style style:name="T121" style:family="text">
      <style:text-properties officeooo:rsid="02f9164d"/>
    </style:style>
    <style:style style:name="T122" style:family="text">
      <style:text-properties officeooo:rsid="02f95ab4"/>
    </style:style>
    <style:style style:name="T123" style:family="text">
      <style:text-properties officeooo:rsid="02fbacf9"/>
    </style:style>
    <style:style style:name="T124" style:family="text">
      <style:text-properties officeooo:rsid="02fc042d"/>
    </style:style>
    <style:style style:name="T125" style:family="text">
      <style:text-properties officeooo:rsid="02fccb40"/>
    </style:style>
    <style:style style:name="T126" style:family="text">
      <style:text-properties officeooo:rsid="02fd130d"/>
    </style:style>
    <style:style style:name="T127" style:family="text">
      <style:text-properties officeooo:rsid="030223a3"/>
    </style:style>
    <style:style style:name="T128" style:family="text">
      <style:text-properties officeooo:rsid="0302f22a"/>
    </style:style>
    <style:style style:name="T129" style:family="text">
      <style:text-properties officeooo:rsid="0304443b"/>
    </style:style>
    <style:style style:name="T130" style:family="text">
      <style:text-properties officeooo:rsid="030565af"/>
    </style:style>
    <style:style style:name="T131" style:family="text">
      <style:text-properties officeooo:rsid="0307a071"/>
    </style:style>
    <style:style style:name="T132" style:family="text">
      <style:text-properties officeooo:rsid="03097bee"/>
    </style:style>
    <style:style style:name="T133" style:family="text">
      <style:text-properties officeooo:rsid="030b0dcf"/>
    </style:style>
    <style:style style:name="T134" style:family="text">
      <style:text-properties officeooo:rsid="030b219b"/>
    </style:style>
    <style:style style:name="T135" style:family="text">
      <style:text-properties officeooo:rsid="030cfa54"/>
    </style:style>
    <style:style style:name="T136" style:family="text">
      <style:text-properties officeooo:rsid="030d0346"/>
    </style:style>
    <style:style style:name="T137" style:family="text">
      <style:text-properties officeooo:rsid="0311c598"/>
    </style:style>
    <style:style style:name="T138" style:family="text">
      <style:text-properties officeooo:rsid="0312a29a"/>
    </style:style>
    <style:style style:name="T139" style:family="text">
      <style:text-properties officeooo:rsid="0312ce87"/>
    </style:style>
    <style:style style:name="T140" style:family="text">
      <style:text-properties officeooo:rsid="0314a9ac"/>
    </style:style>
    <style:style style:name="T141" style:family="text">
      <style:text-properties officeooo:rsid="031a33c2"/>
    </style:style>
    <style:style style:name="T142" style:family="text">
      <style:text-properties officeooo:rsid="031af1ce"/>
    </style:style>
    <style:style style:name="T143" style:family="text">
      <style:text-properties officeooo:rsid="031bbc2c"/>
    </style:style>
    <style:style style:name="T144" style:family="text">
      <style:text-properties officeooo:rsid="031c2c2c"/>
    </style:style>
    <style:style style:name="T145" style:family="text">
      <style:text-properties officeooo:rsid="031d8a72"/>
    </style:style>
    <style:style style:name="T146" style:family="text">
      <style:text-properties officeooo:rsid="031f2482"/>
    </style:style>
    <style:style style:name="T147" style:family="text">
      <style:text-properties officeooo:rsid="031febad"/>
    </style:style>
    <style:style style:name="T148" style:family="text">
      <style:text-properties officeooo:rsid="03203b6f"/>
    </style:style>
    <style:style style:name="T149" style:family="text">
      <style:text-properties officeooo:rsid="0321edbb"/>
    </style:style>
    <style:style style:name="T150" style:family="text">
      <style:text-properties officeooo:rsid="03234309"/>
    </style:style>
    <style:style style:name="T151" style:family="text">
      <style:text-properties officeooo:rsid="03256183"/>
    </style:style>
    <style:style style:name="T152" style:family="text">
      <style:text-properties officeooo:rsid="0325c82d"/>
    </style:style>
    <style:style style:name="T153" style:family="text">
      <style:text-properties officeooo:rsid="0326b7b5"/>
    </style:style>
    <style:style style:name="T154" style:family="text">
      <style:text-properties officeooo:rsid="0328a114"/>
    </style:style>
    <style:style style:name="T155" style:family="text">
      <style:text-properties officeooo:rsid="032ce167"/>
    </style:style>
    <style:style style:name="T156" style:family="text">
      <style:text-properties officeooo:rsid="032d7d5e"/>
    </style:style>
    <style:style style:name="T157" style:family="text">
      <style:text-properties officeooo:rsid="0331080c"/>
    </style:style>
    <style:style style:name="T158" style:family="text">
      <style:text-properties officeooo:rsid="033133f9"/>
    </style:style>
    <style:style style:name="T159" style:family="text">
      <style:text-properties officeooo:rsid="0332f3ca"/>
    </style:style>
    <style:style style:name="T160" style:family="text">
      <style:text-properties officeooo:rsid="03336b3d"/>
    </style:style>
    <style:style style:name="T161" style:family="text">
      <style:text-properties officeooo:rsid="0333d496"/>
    </style:style>
    <style:style style:name="T162" style:family="text">
      <style:text-properties officeooo:rsid="033585f9"/>
    </style:style>
    <style:style style:name="T163" style:family="text">
      <style:text-properties officeooo:rsid="03368b9b"/>
    </style:style>
    <style:style style:name="T164" style:family="text">
      <style:text-properties officeooo:rsid="03373430"/>
    </style:style>
    <style:style style:name="T165" style:family="text">
      <style:text-properties officeooo:rsid="033d375b"/>
    </style:style>
    <style:style style:name="T166" style:family="text">
      <style:text-properties officeooo:rsid="033ebc09"/>
    </style:style>
    <style:style style:name="T167" style:family="text">
      <style:text-properties officeooo:rsid="0348acb6"/>
    </style:style>
    <style:style style:name="T168" style:family="text">
      <style:text-properties officeooo:rsid="03494a99"/>
    </style:style>
    <style:style style:name="T169" style:family="text">
      <style:text-properties officeooo:rsid="034b77d3"/>
    </style:style>
    <style:style style:name="T170" style:family="text">
      <style:text-properties officeooo:rsid="034bd9c6"/>
    </style:style>
    <style:style style:name="T171" style:family="text">
      <style:text-properties officeooo:rsid="034c6e89"/>
    </style:style>
    <style:style style:name="T172" style:family="text">
      <style:text-properties officeooo:rsid="034cc816"/>
    </style:style>
    <style:style style:name="T173" style:family="text">
      <style:text-properties officeooo:rsid="0354026a"/>
    </style:style>
    <style:style style:name="T174" style:family="text">
      <style:text-properties officeooo:rsid="0354ac1f"/>
    </style:style>
    <style:style style:name="T175" style:family="text">
      <style:text-properties officeooo:rsid="03555e26"/>
    </style:style>
    <style:style style:name="T176" style:family="text">
      <style:text-properties officeooo:rsid="03558db5"/>
    </style:style>
    <style:style style:name="T177" style:family="text">
      <style:text-properties officeooo:rsid="0355d42e"/>
    </style:style>
    <style:style style:name="T178" style:family="text">
      <style:text-properties officeooo:rsid="03575ad1"/>
    </style:style>
    <style:style style:name="T179" style:family="text">
      <style:text-properties officeooo:rsid="0358d4b9"/>
    </style:style>
    <style:style style:name="T180" style:family="text">
      <style:text-properties officeooo:rsid="035ad307"/>
    </style:style>
    <style:style style:name="T181" style:family="text">
      <style:text-properties officeooo:rsid="035b5f93"/>
    </style:style>
    <style:style style:name="T182" style:family="text">
      <style:text-properties officeooo:rsid="035d3115"/>
    </style:style>
    <style:style style:name="T183" style:family="text">
      <style:text-properties officeooo:rsid="0360be70"/>
    </style:style>
    <style:style style:name="T184" style:family="text">
      <style:text-properties officeooo:rsid="0361a315"/>
    </style:style>
    <style:style style:name="T185" style:family="text">
      <style:text-properties officeooo:rsid="0361fe84"/>
    </style:style>
    <style:style style:name="T186" style:family="text">
      <style:text-properties officeooo:rsid="0363d963"/>
    </style:style>
    <style:style style:name="T187" style:family="text">
      <style:text-properties officeooo:rsid="03654f85"/>
    </style:style>
    <style:style style:name="T188" style:family="text">
      <style:text-properties officeooo:rsid="03668965"/>
    </style:style>
    <style:style style:name="T189" style:family="text">
      <style:text-properties officeooo:rsid="0368b7c1"/>
    </style:style>
    <style:style style:name="T190" style:family="text">
      <style:text-properties officeooo:rsid="0369c69f"/>
    </style:style>
    <style:style style:name="T191" style:family="text">
      <style:text-properties officeooo:rsid="036ab845"/>
    </style:style>
    <style:style style:name="T192" style:family="text">
      <style:text-properties officeooo:rsid="036c25e5"/>
    </style:style>
    <style:style style:name="T193" style:family="text">
      <style:text-properties officeooo:rsid="036d6150"/>
    </style:style>
    <style:style style:name="T194" style:family="text">
      <style:text-properties officeooo:rsid="036ebff4"/>
    </style:style>
    <style:style style:name="T195" style:family="text">
      <style:text-properties officeooo:rsid="036f85bf"/>
    </style:style>
    <style:style style:name="T196" style:family="text">
      <style:text-properties officeooo:rsid="037161ce"/>
    </style:style>
    <style:style style:name="T197" style:family="text">
      <style:text-properties officeooo:rsid="03727719"/>
    </style:style>
    <style:style style:name="T198" style:family="text">
      <style:text-properties officeooo:rsid="03755ea4"/>
    </style:style>
    <style:style style:name="T199" style:family="text">
      <style:text-properties officeooo:rsid="0376c7e7"/>
    </style:style>
    <style:style style:name="T200" style:family="text">
      <style:text-properties officeooo:rsid="03773a95"/>
    </style:style>
    <style:style style:name="T201" style:family="text">
      <style:text-properties officeooo:rsid="0377d6b5"/>
    </style:style>
    <style:style style:name="T202" style:family="text">
      <style:text-properties officeooo:rsid="0378d735"/>
    </style:style>
    <style:style style:name="T203" style:family="text">
      <style:text-properties officeooo:rsid="037ab524"/>
    </style:style>
    <style:style style:name="T204" style:family="text">
      <style:text-properties officeooo:rsid="037cb4d0"/>
    </style:style>
    <style:style style:name="T205" style:family="text">
      <style:text-properties officeooo:rsid="037f0ffe"/>
    </style:style>
    <style:style style:name="T206" style:family="text">
      <style:text-properties officeooo:rsid="037f86a7"/>
    </style:style>
    <style:style style:name="T207" style:family="text">
      <style:text-properties officeooo:rsid="03818223"/>
    </style:style>
    <style:style style:name="T208" style:family="text">
      <style:text-properties officeooo:rsid="03826adc"/>
    </style:style>
    <style:style style:name="T209" style:family="text">
      <style:text-properties officeooo:rsid="03833367"/>
    </style:style>
    <style:style style:name="T210" style:family="text">
      <style:text-properties officeooo:rsid="038419db"/>
    </style:style>
    <style:style style:name="T211" style:family="text">
      <style:text-properties officeooo:rsid="03847ca0"/>
    </style:style>
    <style:style style:name="T212" style:family="text">
      <style:text-properties officeooo:rsid="03863ea7"/>
    </style:style>
    <style:style style:name="T213" style:family="text">
      <style:text-properties officeooo:rsid="03878a7b"/>
    </style:style>
    <style:style style:name="T214" style:family="text">
      <style:text-properties officeooo:rsid="03888c5b"/>
    </style:style>
    <style:style style:name="T215" style:family="text">
      <style:text-properties officeooo:rsid="038a4894"/>
    </style:style>
    <style:style style:name="T216" style:family="text">
      <style:text-properties officeooo:rsid="038c3067"/>
    </style:style>
    <style:style style:name="T217" style:family="text">
      <style:text-properties officeooo:rsid="038cde6c"/>
    </style:style>
    <style:style style:name="T218" style:family="text">
      <style:text-properties officeooo:rsid="038d1648"/>
    </style:style>
    <style:style style:name="T219" style:family="text">
      <style:text-properties officeooo:rsid="038d40ad"/>
    </style:style>
    <style:style style:name="T220" style:family="text">
      <style:text-properties officeooo:rsid="038d4b43"/>
    </style:style>
    <style:style style:name="T221" style:family="text">
      <style:text-properties officeooo:rsid="038e40be"/>
    </style:style>
    <style:style style:name="T222" style:family="text">
      <style:text-properties officeooo:rsid="0390161d"/>
    </style:style>
    <style:style style:name="T223" style:family="text">
      <style:text-properties officeooo:rsid="03904ba7"/>
    </style:style>
    <style:style style:name="T224" style:family="text">
      <style:text-properties officeooo:rsid="0390579d"/>
    </style:style>
    <style:style style:name="T225" style:family="text">
      <style:text-properties officeooo:rsid="0393cbd9"/>
    </style:style>
    <style:style style:name="T226" style:family="text">
      <style:text-properties officeooo:rsid="039561ad"/>
    </style:style>
    <style:style style:name="T227" style:family="text">
      <style:text-properties officeooo:rsid="0396b323"/>
    </style:style>
    <style:style style:name="T228" style:family="text">
      <style:text-properties officeooo:rsid="03975d9b"/>
    </style:style>
    <style:style style:name="T229" style:family="text">
      <style:text-properties officeooo:rsid="0399b98f"/>
    </style:style>
    <style:style style:name="T230" style:family="text">
      <style:text-properties officeooo:rsid="039b6572"/>
    </style:style>
    <style:style style:name="T231" style:family="text">
      <style:text-properties officeooo:rsid="039c758a"/>
    </style:style>
    <style:style style:name="T232" style:family="text">
      <style:text-properties officeooo:rsid="039e15a8"/>
    </style:style>
    <style:style style:name="T233" style:family="text">
      <style:text-properties officeooo:rsid="03a012db"/>
    </style:style>
    <style:style style:name="T234" style:family="text">
      <style:text-properties officeooo:rsid="03a087db"/>
    </style:style>
    <style:style style:name="T235" style:family="text">
      <style:text-properties officeooo:rsid="03a27ce3"/>
    </style:style>
    <style:style style:name="T236" style:family="text">
      <style:text-properties officeooo:rsid="03a2e755"/>
    </style:style>
    <style:style style:name="T237" style:family="text">
      <style:text-properties officeooo:rsid="03a3290f"/>
    </style:style>
    <style:style style:name="T238" style:family="text">
      <style:text-properties officeooo:rsid="03a416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0" text:outline-level="1">Моделирование производственных систем.</text:h>
      <text:p text:style-name="P1"><text:span text:style-name="T12">Есть 2 части: теоретическая (фундаментальная) и </text:span><text:span text:style-name="T17">практическая (</text:span><text:span text:style-name="T12">по системе программирования gpss</text:span><text:span text:style-name="T17">)</text:span><text:span text:style-name="T12">.</text:span></text:p>
      <text:p text:style-name="P9"/>
      <text:h text:style-name="P191" text:outline-level="1">Теория моделирования систем</text:h>
      <text:h text:style-name="P195" text:outline-level="2">Классификация модели.</text:h>
      <text:p text:style-name="P2"><text:span text:style-name="T2">Системы</text:span><text:span text:style-name="T13"> — совокупность объектов любой природы, в совокупности обладающие свойствами, отличные от суммы свойств отдельных элементов. </text:span></text:p>
      <text:p text:style-name="P2"><text:span text:style-name="T13">Обозначения: S — система, E — внешняя среда (множество существующих <text:s/>вне системы элементов любой природы, оказывающих влияние на систему или находящихся под её воздействием, </text:span><text:span text:style-name="T14">M — модель.</text:span><text:span text:style-name="T13"> </text:span></text:p>
      <text:p text:style-name="P3"><text:span text:style-name="T14">Применяем </text:span><text:span text:style-name="T1">системный подход к моделированию</text:span><text:span text:style-name="T14"> – элемент учения об общих законах развития природы. Чётое разграничение системы S и внешней среды E из объективно существующей реальности при описании системы, исходя из общесистемных позиций.</text:span></text:p>
      <text:p text:style-name="P3"><text:span text:style-name="T14">Неоходимо определить тут </text:span><text:span text:style-name="T1">цель</text:span><text:span text:style-name="T14"> моделирования. Это позволяет определить, что же войдёт в модель M.</text:span></text:p>
      <text:p text:style-name="P10"/>
      <text:p text:style-name="P4"><text:span text:style-name="T15">Рисунок: кружок — модель, поделена на куски K1,,,Kn, в него входят стрелки от кружков Ц. К разным выделенным кускам модели входит. Кружки Ц — цели, Д — данные. Они входят в модель. <text:s/></text:span><text:span text:style-name="T18">Разные Д входят в некоторые Ц.</text:span></text:p>
      <text:p text:style-name="P5"><text:span text:style-name="T3">Классический подход к моделированию</text:span><text:span text:style-name="T16">.</text:span></text:p>
      <text:p text:style-name="P5"><text:span text:style-name="T16">Реальный объект разбивается на отдельные подсистемы. Собираются исходные данные Д для моделирования, и ставятся цели Ц. <text:s/></text:span><text:span text:style-name="T18">По отдельной совокупности исходных данных ставится цель моделирования отдельной стороны функционирования системы, и на этой основе формируется некоторая компонента K модели.</text:span></text:p>
      <text:p text:style-name="P11"/>
      <text:p text:style-name="P12">Другой подход.</text:p>
      <text:p text:style-name="P6"><text:span text:style-name="T19">Ещё картинка. Слева кружок Ц. Сверху кружки Д. Из Ц <text:s/>идут стрелки к разным Т. И из Д тоже. А потом из прямоугольника В идут стрелки в M. Есть ещё кружок КВ, в которой стрелка из Ц. Т[] → П → Э → В → М. </text:span><text:span text:style-name="T20">А в конце стрелка обратной регуляции из М в Ц.</text:span></text:p>
      <text:p text:style-name="P7"><text:span text:style-name="T21">На основе исходных данныд Д, известных из анализа внешней системы (ограничений, наложенных на систему сверху), либо исходя из возможности её реализации, и на основе цели функционирования </text:span><text:span text:style-name="T22">выводятся</text:span><text:span text:style-name="T21"> требований Т к модели системы. </text:span><text:span text:style-name="T23">На базе требований формируется подсистема П системы и элементы Э системы, и затем <text:s/>осуществляется наиболее сложный этап: выбор В, для чего используются критерии выбора КВ, полученные из целей. </text:span><text:span text:style-name="T24">А потом саморегуляция модели идёт. </text:span></text:p>
      <text:p text:style-name="P15"><text:soft-page-break/>Выбор – прежде всего для достижения оптимальности. Выбор оптимального пути функционирования.</text:p>
      <text:p text:style-name="P15"/>
      <text:p text:style-name="P8"><text:span text:style-name="T25">При моделировании необходимо обеспечить максимальную </text:span><text:span text:style-name="T4">эффективность</text:span><text:span text:style-name="T25"> модели системы, </text:span><text:span text:style-name="T26">которое, обычно, объявляется как некоторая разность </text:span><text:span text:style-name="T27">между какими-то показателями ценности результатов </text:span><text:span text:style-name="T28">в полученных <text:s/>в итоге эксплуатации модели и теми затратами, которые были вложены в её разработку и создание.</text:span></text:p>
      <text:p text:style-name="P16"/>
      <text:h text:style-name="P196" text:outline-level="2">Характеристики модели системы.</text:h>
      <text:list xml:id="list7194596004043071985" text:style-name="L1">
        <text:list-item>
          <text:p text:style-name="P217">Цели функционирования.</text:p>
        </text:list-item>
        <text:list-item>
          <text:p text:style-name="P218">Сложность. Оценка через общее число элементов и связи между ними.</text:p>
        </text:list-item>
        <text:list-item>
          <text:p text:style-name="P219">Целостность. </text:p>
        </text:list-item>
        <text:list-item>
          <text:p text:style-name="P213"><text:span text:style-name="T29">Неопределённость, которая проявляется в системе. </text:span><text:span text:style-name="T30">Мера неопределённости — энтропия, позволяющая в ряде случаев оценить количество управляющей информации, необходимой для достижения данного состояния системы.</text:span></text:p>
        </text:list-item>
        <text:list-item>
          <text:p text:style-name="P214"><text:span text:style-name="T31">Адаптивность. </text:span><text:span text:style-name="T32">Свойство приспосабливаться к изменениям внешней среды.</text:span></text:p>
        </text:list-item>
        <text:list-item>
          <text:p text:style-name="P215"><text:span text:style-name="T33">Организационная структура системы моделирования. </text:span><text:span text:style-name="T34">Во многом зависит от сложности модели и степени совершенства средств моделирования.</text:span></text:p>
        </text:list-item>
        <text:list-item>
          <text:p text:style-name="P216"><text:span text:style-name="T35">Управляемость модели. </text:span><text:span text:style-name="T36">Возможность развития модели.</text:span></text:p>
        </text:list-item>
      </text:list>
      <text:p text:style-name="P17"/>
      <text:h text:style-name="P197" text:outline-level="2">Классификация видов моделирования систем.</text:h>
      <text:list xml:id="list8291036432420180955" text:style-name="L2">
        <text:list-item>
          <text:p text:style-name="P226">…</text:p>
          <text:list>
            <text:list-item>
              <text:p text:style-name="P226">Детерменированные</text:p>
            </text:list-item>
            <text:list-item>
              <text:p text:style-name="P226">стохастические</text:p>
            </text:list-item>
          </text:list>
        </text:list-item>
        <text:list-item>
          <text:p text:style-name="P227">..</text:p>
          <text:list>
            <text:list-item>
              <text:p text:style-name="P220"><text:span text:style-name="T37">Статическое //</text:span><text:span text:style-name="T42">система не зависит от времени.</text:span></text:p>
            </text:list-item>
            <text:list-item>
              <text:p text:style-name="P220"><text:span text:style-name="T41">Д</text:span><text:span text:style-name="T37">инамическое // </text:span><text:span text:style-name="T42">меняется со временем.</text:span></text:p>
            </text:list-item>
          </text:list>
        </text:list-item>
        <text:list-item>
          <text:p text:style-name="P226">..</text:p>
          <text:list>
            <text:list-item>
              <text:p text:style-name="P220"><text:span text:style-name="T37">Дискретная // </text:span><text:span text:style-name="T43">для описания процессов, которые предполагаются дисктетными.</text:span></text:p>
            </text:list-item>
            <text:list-item>
              <text:p text:style-name="P220"><text:span text:style-name="T41">Д</text:span><text:span text:style-name="T37">искретно-непрерывная</text:span></text:p>
            </text:list-item>
            <text:list-item>
              <text:p text:style-name="P220"><text:span text:style-name="T41">Н</text:span><text:span text:style-name="T37">епрерывная // </text:span><text:span text:style-name="T44">для непрерывных процессов в системах.<text:line-break/><text:line-break/><text:line-break/></text:span></text:p>
            </text:list-item>
          </text:list>
        </text:list-item>
        <text:list-item>
          <text:p text:style-name="P221"><text:soft-page-break/><text:span text:style-name="T37">Мысленное/реальное // </text:span><text:span text:style-name="T45">по способу представления самой модели.</text:span></text:p>
          <text:list>
            <text:list-item>
              <text:p text:style-name="P222"><text:span text:style-name="T38">Мысленное // </text:span><text:span text:style-name="T46">Единственный способ, зачастую, моделирования объектов, </text:span><text:span text:style-name="T47">существующих вне условий для их физического создания.</text:span></text:p>
              <text:list>
                <text:list-item>
                  <text:p text:style-name="P222"><text:span text:style-name="T38">Наглядное // </text:span><text:span text:style-name="T48">На базе представления человека о реальных объектах </text:span><text:span text:style-name="T49">создаются модели, отображающие модели и процессы, протекающие в объекте.</text:span></text:p>
                  <text:list>
                    <text:list-item>
                      <text:p text:style-name="P222"><text:span text:style-name="T38">Гипотетическое // </text:span><text:span text:style-name="T50">Делаем гипотезу </text:span><text:span text:style-name="T51">о закономерностях протекания процесса, </text:span><text:span text:style-name="T52">и <text:s/>базируется на причинно-следственных связях между входом и выходом изучаемого объекта.</text:span></text:p>
                    </text:list-item>
                    <text:list-item>
                      <text:p text:style-name="P222"><text:span text:style-name="T38">Аналоговвое // </text:span><text:span text:style-name="T53">аналогии строим разных уровней. Наивысший — полная аналогия, имеющая место для достаточно простых объектов. </text:span><text:span text:style-name="T54">Для сложных аналогии других уровней строим, когда отражает несколько, либо одну сторону функционирования объекта.</text:span></text:p>
                    </text:list-item>
                    <text:list-item>
                      <text:p text:style-name="P222"><text:span text:style-name="T38">Макетирование. </text:span><text:span text:style-name="T55">//</text:span><text:span text:style-name="T38"> </text:span><text:span text:style-name="T55">Мысленный макет может применяться в случаях, когда протекающие в реальном объекте процессы не поддаются физическому моделированию, либо предшествует другим видам моделирования.</text:span></text:p>
                    </text:list-item>
                  </text:list>
                </text:list-item>
                <text:list-item>
                  <text:p text:style-name="P222"><text:span text:style-name="T38">Символическое. // </text:span><text:span text:style-name="T56">Представляет собой искуственнвй процесс создания логического объекта, который замещает реальный и выражает основные свойства его отношений с помощью определённой системы знаков или символов.</text:span></text:p>
                  <text:list>
                    <text:list-item>
                      <text:p text:style-name="P223"><text:span text:style-name="T39">Языковое // </text:span><text:span text:style-name="T57">Тут в основе некий тезаурус (словарь однозначный). Из наборов входящих понятий, причём он должен быть фиксированным.</text:span></text:p>
                    </text:list-item>
                    <text:list-item>
                      <text:p text:style-name="P224"><text:span text:style-name="T39">Знаковое.</text:span><text:span text:style-name="T56"> // . Если ввести условные обозначения (знаки), то можно реализовать это моделирование. И знаками отражать набор понятий. А используя операции теории множеств можно из отдельных символов дать описание реального объекта.</text:span></text:p>
                    </text:list-item>
                  </text:list>
                </text:list-item>
                <text:list-item>
                  <text:p text:style-name="P222"><text:span text:style-name="T38">Математическое. // </text:span><text:span text:style-name="T57">Процесс установления соответствия данных по реальному объекту, некоторого математического объекта. </text:span><text:span text:style-name="T58">И исследование затем этой модели, позволяющее получать характеристики рассматриваемого реального объекта.</text:span></text:p>
                  <text:list>
                    <text:list-item>
                      <text:p text:style-name="P225"><text:span text:style-name="T40">Аналитическое. // </text:span><text:span text:style-name="T59">В виде аналитических формул/систем. </text:span><text:span text:style-name="T60">Методы исследоваия: </text:span><text:span text:style-name="T61">аналитически, численно (для начальных данных решаем), качественно (не решаем, но оцениваем закономерности)</text:span></text:p>
                    </text:list-item>
                    <text:list-item>
                      <text:p text:style-name="P225"><text:span text:style-name="T40">Имитационное. // </text:span><text:span text:style-name="T62">Реализующий модель алгоритм воспроизводит процесс функционирования системы S во времени. </text:span><text:span text:style-name="T63">При чём имитируются элементарные явления, составляющие процесс с сохранением их логической структуры и последовательности протекания во времени, </text:span><text:span text:style-name="T64">что позволяет по исходным данным получить сведения о состоянии процесса в определённые моменты времени, </text:span><text:soft-page-break/><text:span text:style-name="T64">дающие возможность оценить характеристики системы S. <text:s/></text:span><text:span text:style-name="T65">Основное преимущества – возможность решения более сложных задач, чем в анатилическом методе. <text:s/></text:span><text:span text:style-name="T66">Позволяют достаточно просто учитывать факторы, создающие большие трудности при аналитическом моделировании: <text:s/>наличие дискретных и непрпрывных элементов, нелинечные характеристики элементов системы, многочисленные случайные воздействия, </text:span></text:p>
                    </text:list-item>
                    <text:list-item>
                      <text:p text:style-name="P225"><text:span text:style-name="T40">Комбинированное. // </text:span><text:span text:style-name="T66">Объединяет достоинства этих методов двух. Проводится сначала декомпозиция фкнкционирования объекта, Где возможно, используются аналитические модели, в остальных имитационные.</text:span></text:p>
                    </text:list-item>
                  </text:list>
                </text:list-item>
              </text:list>
            </text:list-item>
            <text:list-item>
              <text:p text:style-name="P228">Реальное</text:p>
              <text:list>
                <text:list-item>
                  <text:p text:style-name="P229">Натурное</text:p>
                  <text:list>
                    <text:list-item>
                      <text:p text:style-name="P230">Научный эксперимент</text:p>
                    </text:list-item>
                    <text:list-item>
                      <text:p text:style-name="P228">Производственный эксперимент</text:p>
                    </text:list-item>
                    <text:list-item>
                      <text:p text:style-name="P228">Комплексное испытание</text:p>
                    </text:list-item>
                  </text:list>
                </text:list-item>
                <text:list-item>
                  <text:p text:style-name="P230">Физическое</text:p>
                </text:list-item>
              </text:list>
            </text:list-item>
          </text:list>
        </text:list-item>
      </text:list>
      <text:p text:style-name="P18"/>
      <text:p text:style-name="P20"><text:span text:style-name="T67">Есть ещё </text:span><text:span text:style-name="T5">кибернетическое моделирование</text:span><text:span text:style-name="T67">. </text:span><text:span text:style-name="T68">В этом случае стремятся отобразить лишь некоторую функцию и рассматривать реальный объект как чёрный ящик, </text:span><text:span text:style-name="T69">имеющий несколько входов и <text:s/>выходов. </text:span><text:span text:style-name="T70">Моделируются связи между выходами и входами.</text:span></text:p>
      <text:p text:style-name="P46">Чаще всего, тут проводят анализ поведения объекта при различных воздействиях.</text:p>
      <text:p text:style-name="P46"/>
      <text:h text:style-name="P192" text:outline-level="1">Возможность и эффективность моделирования систем на эвм.</text:h>
      <text:p text:style-name="P19"><text:s/><text:span text:style-name="T71">Из-за эвм широко внедрились авналитические методы в исследовании сложых систем.</text:span></text:p>
      <text:p text:style-name="P47"/>
      <text:p text:style-name="P48">Есть 2 группы: универсальные и управляющие. (контроллер и компьютер)</text:p>
      <text:p text:style-name="P48">Кроме того, эвм может быть использована как средство расчёта по полученным аналитическим моделям. Тогда могут быть использованы эвм (электронная вычислительная машина) и авм (аналоговая вычислиельная машина)</text:p>
      <text:p text:style-name="P49">АВМ ускоряет решение задачи (в простых случаях), но могут возникать погрешности, или такой машины под задачу может не сушествовать.</text:p>
      <text:p text:style-name="P21"><text:span text:style-name="T72">Перспективно сочетание ЭВМ и АВМ. </text:span><text:span text:style-name="T73">Получаем ГВК (гибридный вычислительный комплекс).</text:span></text:p>
      <text:p text:style-name="P50"/>
      <text:p text:style-name="P50"/>
      <text:h text:style-name="P198" text:outline-level="2"><text:soft-page-break/>Обеспечение моделирования (имитационного)</text:h>
      <text:p text:style-name="P22"><text:span text:style-name="T74">Надо не только составить модель, но и получить результаты и обработать их. </text:span><text:span text:style-name="T75">Этот процесс может быть длительным очень.</text:span></text:p>
      <text:p text:style-name="P51">Перечислим:</text:p>
      <text:list xml:id="list3202145330250754526" text:style-name="L3">
        <text:list-item>
          <text:p text:style-name="P231"><text:span text:style-name="T76">математическое обеспечение. Совокупность математических отношений, описывающих поведение объекта. </text:span><text:span text:style-name="T77">Алгоритмы и тд. </text:span><text:span text:style-name="T78">Алго входа, выхода данных, имитации объекта, обработки результата.</text:span></text:p>
        </text:list-item>
        <text:list-item>
          <text:p text:style-name="P233">Программное <text:s/>обеспечение. Совокупность программ, которые будут использоваться на каждом из шагов.</text:p>
        </text:list-item>
        <text:list-item>
          <text:p text:style-name="P234">Информационное обеспечение. Средства и технология организации БД моделирования, организация массивов, формы документов, описывающих процесс моделирования и его результаты.</text:p>
        </text:list-item>
        <text:list-item>
          <text:p text:style-name="P235">Техническое. Это железо, линии коммуникаций и тд.</text:p>
        </text:list-item>
        <text:list-item>
          <text:p text:style-name="P232"><text:span text:style-name="T79">Эргономическое. Законы о труде, в переводе с </text:span><text:span text:style-name="T81">какого-то языка</text:span><text:span text:style-name="T79">. </text:span><text:span text:style-name="T80">Эргос — работа, номос — закон. </text:span><text:span text:style-name="T82">Совокупность тут методик и методов, а также организационных документов, которые используются на всех этапах моделирования.</text:span></text:p>
        </text:list-item>
      </text:list>
      <text:p text:style-name="P53"/>
      <text:h text:style-name="P199" text:outline-level="2">Преимущества и недостатки имитационного моделирования на ЭВМ</text:h>
      <text:list xml:id="list5536999687334188460" text:style-name="L4">
        <text:list-item>
          <text:p text:style-name="P238">Преимущества.</text:p>
          <text:list>
            <text:list-item>
              <text:p text:style-name="P236"><text:span text:style-name="T83">Машинный эксперимент даёт возможность </text:span><text:span text:style-name="T84">исследования системы S в любых условиях.</text:span></text:p>
            </text:list-item>
            <text:list-item>
              <text:p text:style-name="P239">Применение ЭВМ в эксперименте существенно сокращает продолжительность испытаний по сравнению с натурным экспериментом.</text:p>
            </text:list-item>
            <text:list-item>
              <text:p text:style-name="P240">Имитационная модель позволяет включать результаты натурной системы или её частей для проведения дальнейших исследований.</text:p>
            </text:list-item>
            <text:list-item>
              <text:p text:style-name="P241">Имитационная модель обладает гибкостью варьирования структуры, алгоритмов и паманетров моделируемой системы, что важно с точки зрения поиска оптимального варианта системы.</text:p>
            </text:list-item>
            <text:list-item>
              <text:p text:style-name="P242">Имитационное моделирование --- зачастую единственный способ моделирования сложных систем на этапе их проектирования.</text:p>
            </text:list-item>
          </text:list>
        </text:list-item>
        <text:list-item>
          <text:p text:style-name="P243">Недостатки</text:p>
          <text:list>
            <text:list-item>
              <text:p text:style-name="P237"><text:span text:style-name="T85">Решение носит ч</text:span><text:span text:style-name="T86">а</text:span><text:span text:style-name="T85">стный <text:s/>характер </text:span><text:span text:style-name="T86">для каких-то начальных условий. </text:span><text:span text:style-name="T87">Поэтому для полного аналази характеристик системы приходится многократно воспроизводить, <text:s/>варьируя условия задачи.</text:span></text:p>
            </text:list-item>
          </text:list>
        </text:list-item>
      </text:list>
      <text:p text:style-name="P54"/>
      <text:h text:style-name="Heading_20_2" text:outline-level="2"><text:soft-page-break/><text:span text:style-name="T88">Э</text:span><text:span text:style-name="T89">фф</text:span><text:span text:style-name="T88">ективность машинного моделирования</text:span></text:h>
      <text:p text:style-name="P55">Есть много критериев.</text:p>
      <text:p text:style-name="P56">Точность и достоверность результатов, временем построения и работы с моделью М, затраты машинных ресурсов, стоимость разработки и эксплуаации модели.</text:p>
      <text:p text:style-name="P56"/>
      <text:p text:style-name="P57">Наилучшее-- сверка с реальными испытании.</text:p>
      <text:p text:style-name="P39"><text:span text:style-name="T90">Статистический подход позволяет с определённой степенью точности получить некоторые усреднённыехарактеристики поведения системы.</text:span><text:span text:style-name="T91">Существенное влияне на точность – сколько раз вовторили эксперимент. Можно оценить необходимое число реализаций производимого случайного процесса.</text:span></text:p>
      <text:p text:style-name="P58"/>
      <text:p text:style-name="P40"><text:span text:style-name="T91">Существенный показатель эффективности – затраты времени на ввод и вывод данных, </text:span><text:span text:style-name="T92">вычислений.</text:span></text:p>
      <text:p text:style-name="P59"/>
      <text:p text:style-name="P59"/>
      <text:p text:style-name="P59"/>
      <text:h text:style-name="P193" text:outline-level="1">Математические схемы моделирования систем.</text:h>
      <text:p text:style-name="P60">Пока что отложим.</text:p>
      <text:p text:style-name="P61"/>
      <text:p text:style-name="P61"/>
      <text:h text:style-name="P194" text:outline-level="1">Создание моделей в GPSS World.</text:h>
      <text:p text:style-name="P62">General purporse simulation system.</text:p>
      <text:p text:style-name="P41"><text:span text:style-name="T93">Разработан давно ( в 60х гоодах). </text:span><text:span text:style-name="T94">Джеффри Гордон, IBM сделал.</text:span></text:p>
      <text:p text:style-name="P63"/>
      <text:p text:style-name="P42"><text:span text:style-name="T95">Любую сложную систему можно представить как совокупность элементарных абстрактных </text:span><text:span text:style-name="T96">объектов</text:span><text:span text:style-name="T95"> – функционирующих процессов моделирования. </text:span></text:p>
      <text:p text:style-name="P64">Совокупность всех объектов – имитационная модель.</text:p>
      <text:p text:style-name="P65">Каждый объект хараетеризуется некоторыми свойствами (СЧА – стандартные числовые аттрибуты).</text:p>
      <text:p text:style-name="P66">Основные типы объектов – блоки и транзакты.</text:p>
      <text:p text:style-name="P43"><text:span text:style-name="T98">Транзакт – заявка на обслуживание, которая двигается по системе </text:span><text:span text:style-name="T99">(динамические объекты). </text:span><text:span text:style-name="T100">Подлежит обработке.</text:span></text:p>
      <text:p text:style-name="P67">Блоки – статческие объекты ( статические объекты). Канал обслуживания и тд.</text:p>
      <text:p text:style-name="P67"/>
      <text:p text:style-name="P68"><text:soft-page-break/>Моделирование – продвижение многих ранзактов от одного блока к другому. <text:s/></text:p>
      <text:p text:style-name="P68">Последовательность блоков показывает направление перемещения транзактов.</text:p>
      <text:p text:style-name="P52"/>
      <text:p text:style-name="P23"><text:span text:style-name="T101">У транзакта есть имя или номер, время создания, текущее модельное время, номер текущего блока, в котором находится, </text:span><text:span text:style-name="T102">номер следующего блока, В который идёт, <text:s/>время начала продвижения, приоритет его,параметры транзакта.</text:span></text:p>
      <text:p text:style-name="P69">Перемещение от блока к блоку до тех пор, пока:</text:p>
      <text:p text:style-name="P69">1) блок реализует задержку на некоторое время транзакта.Ы</text:p>
      <text:p text:style-name="P70">2) блок, в который зашли, должен удалять транзакты (окончание системы, например)</text:p>
      <text:p text:style-name="P70">3) устройство занято, так что не можем войти.</text:p>
      <text:p text:style-name="P70"/>
      <text:p text:style-name="P71">Общая схема программы.</text:p>
      <text:p text:style-name="P71">Generate → …. → Terminate.</text:p>
      <text:p text:style-name="P71"/>
      <text:p text:style-name="P72">Устройства. </text:p>
      <text:p text:style-name="P25"><text:span text:style-name="T103">Аналоги обслуживающих уствройства реальых систем –- 1 <text:s/></text:span><text:span text:style-name="T104">(1 заявка <text:s/>обрабатывается одновременне)</text:span><text:span text:style-name="T103">и много-канальные </text:span><text:span text:style-name="T104">(больше одной) </text:span><text:span text:style-name="T103">уствройства.</text:span></text:p>
      <text:p text:style-name="P73"/>
      <text:p text:style-name="P74">Логические ключи. </text:p>
      <text:p text:style-name="P74">2 состояния у объектов: включен и выключен.</text:p>
      <text:p text:style-name="P24"><text:span text:style-name="T105">Управление ими через транзакты. </text:span><text:span text:style-name="T106">Может вкллючить, или сбросить его .</text:span></text:p>
      <text:p text:style-name="P75"/>
      <text:p text:style-name="P76">Переменные.</text:p>
      <text:p text:style-name="P26"><text:span text:style-name="T107">Арифметические для вычисления арифмеических выражений. </text:span><text:span text:style-name="T108"># – знак деления. </text:span><text:span text:style-name="T109">Могут привлекаться библиотеки (системные и пользовательсвие</text:span><text:span text:style-name="T110">).</text:span></text:p>
      <text:p text:style-name="P27"><text:span text:style-name="T110">Булевы переменные позволяют проверять несколько </text:span><text:span text:style-name="T111">условий </text:span><text:span text:style-name="T110">одновременно, </text:span><text:span text:style-name="T111">исзожя из состояния обекта и СЧА.</text:span></text:p>
      <text:p text:style-name="P77"/>
      <text:p text:style-name="P28"><text:span text:style-name="T112">Функции – объекты GPSS. Можно создавать <text:s/>непрерывную и дискретную связиь. </text:span><text:span text:style-name="T113">Может понадобиться для </text:span><text:span text:style-name="T114">создания случайного закона </text:span><text:span text:style-name="T113">распредения.</text:span></text:p>
      <text:p text:style-name="P19"/>
      <text:p text:style-name="P29"><text:span text:style-name="T115">Ячейки. Сохраняют некоторую численную операцию.. Пишут туда транзакты. </text:span><text:span text:style-name="T116">Выделяют ячейки сохраняемых величин, матрицы ячеек СВ.</text:span></text:p>
      <text:p text:style-name="P30"><text:soft-page-break/><text:span text:style-name="T117">Они глобальны и доступны из любой части мо</text:span><text:span text:style-name="T118">дели.</text:span></text:p>
      <text:p text:style-name="P78"/>
      <text:p text:style-name="P79">Очереди.</text:p>
      <text:p text:style-name="P31"><text:span text:style-name="T119">Обычно, FIFO. </text:span><text:span text:style-name="T120">Так что о ней только полная статистическая информация.</text:span></text:p>
      <text:p text:style-name="P32"><text:span text:style-name="T121">Можно и другую очередь написать. </text:span><text:span text:style-name="T122">Для этого используются списки пользователей, который помогают осуществить синхронизацию движения разныхт ранзакций модели.</text:span></text:p>
      <text:p text:style-name="P80"/>
      <text:p text:style-name="P33"><text:span text:style-name="T123">Таблицы. Собирают и регистрирюуют </text:span><text:span text:style-name="T124">различного </text:span><text:span text:style-name="T123">данные <text:s/></text:span><text:span text:style-name="T124">и статистические операци</text:span></text:p>
      <text:p text:style-name="P19"/>
      <text:p text:style-name="P81">Операторы:</text:p>
      <text:p text:style-name="P82"/>
      <text:list xml:id="list5029892416270239763" text:style-name="L5">
        <text:list-item>
          <text:p text:style-name="P244">Блоки</text:p>
        </text:list-item>
        <text:list-item>
          <text:p text:style-name="P244">Операторы рписания данных</text:p>
        </text:list-item>
        <text:list-item>
          <text:p text:style-name="P244">Комманда GPSS</text:p>
        </text:list-item>
      </text:list>
      <text:p text:style-name="P34"><text:span text:style-name="T125">Для ссылки на числа, блоки и числа – имена – обычное именование </text:span><text:span text:style-name="T126">[</text:span><text:span text:style-name="T125">^</text:span><text:span text:style-name="T126">(</text:span><text:span text:style-name="T125">a-zA-Z</text:span><text:span text:style-name="T126">)</text:span><text:span text:style-name="T125">_1-</text:span><text:span text:style-name="T126">9]{+}</text:span></text:p>
      <text:p text:style-name="P83"/>
      <text:p text:style-name="P84">Опеаторы.</text:p>
      <text:p text:style-name="P85">Общий вормат [Метка] оператор операнды [;комментарии]</text:p>
      <text:p text:style-name="P86">Метка для goto</text:p>
      <text:p text:style-name="P86">Оператор – его имя.</text:p>
      <text:p text:style-name="P35"><text:span text:style-name="T127">Операнды – фнфа для транзактов. </text:span><text:span text:style-name="T128">Задают инфор, специфичного для данного блока. </text:span><text:span text:style-name="T129">Значение определяет префикс имени блока.</text:span></text:p>
      <text:p text:style-name="P87"/>
      <text:h text:style-name="P200" text:outline-level="2">Generate</text:h>
      <text:p text:style-name="P44"><text:span text:style-name="T131">Вводит транзакты в модель. </text:span><text:span text:style-name="T130">Если ничего не задаём, то функция распределения константа. </text:span></text:p>
      <text:p text:style-name="P88">Блок Split выдаёт заданное число копий, вошедших в блок.</text:p>
      <text:p text:style-name="P124">Generate [a],[b],[c],[d],[e]</text:p>
      <text:p text:style-name="P36"><text:span text:style-name="T132">a — матожидание интервала поступления транзакций. <text:s/>Default 0. </text:span><text:span text:style-name="T134">Можно стандартный числовой аттбирут. СЧА.</text:span></text:p>
      <text:p text:style-name="P37"><text:span text:style-name="T133">b — разброос. </text:span><text:span text:style-name="T135">Можно СЧА. </text:span><text:span text:style-name="T136">(сигма). </text:span><text:span text:style-name="T137">По умолчанию 0.</text:span></text:p>
      <text:p text:style-name="P89">C — смещение интервалов, момент времени, в который в блоке появляется первый транзакт. По умолчанию 0.</text:p>
      <text:p text:style-name="P90">d — ограничение количества транзактов, который могут войти в блок через данный блок. По умолчанию inf.</text:p>
      <text:p text:style-name="P38"><text:soft-page-break/><text:span text:style-name="T137">E — уроверь приоритета транзакта. </text:span><text:span text:style-name="T138">(0-127, по умолчанию 0). Для очередей с приоритетами.</text:span></text:p>
      <text:p text:style-name="P173"/>
      <text:h text:style-name="P201" text:outline-level="2">Блок Start.</text:h>
      <text:p text:style-name="P125">Start A[,B][,C][,D]</text:p>
      <text:p text:style-name="P173">А — начальное значение счётчика завершения.</text:p>
      <text:p text:style-name="P174">B — </text:p>
      <text:p text:style-name="P174">C — </text:p>
      <text:p text:style-name="P174">D — </text:p>
      <text:p text:style-name="P172"/>
      <text:p text:style-name="P167"><text:span text:style-name="T167">2 способа задания продолжительности моделирования: В поле А e Start и в поле </text:span><text:span text:style-name="T168">A</text:span><text:span text:style-name="T167"> у Generate </text:span><text:span text:style-name="T168">(задали интервал времени поступления транзактов).</text:span></text:p>
      <text:p text:style-name="P172"/>
      <text:p text:style-name="P91"/>
      <text:h text:style-name="P202" text:outline-level="2">Блок Terminate</text:h>
      <text:p text:style-name="P126">Terminate A</text:p>
      <text:p text:style-name="P45"><text:span text:style-name="T139">Освобождается память, выделенная под транзакт. </text:span><text:span text:style-name="T140">В модели может быть сколько-угодно может быть этих блоков.</text:span></text:p>
      <text:p text:style-name="P92">Параметры: </text:p>
      <text:p text:style-name="P92">A – задаёт величину уменьшения счётчика <text:s/>завершения. По умолчанию 0.</text:p>
      <text:p text:style-name="P90"/>
      <text:h text:style-name="P203" text:outline-level="2">Одноканальные устройства</text:h>
      <text:p text:style-name="P136">В каждый момент времени обрабатывается только один транзакт (заявка). </text:p>
      <text:p text:style-name="P136">Если некуда войти, то идёт отказ заявки, иначе идёт в очередь обработки. </text:p>
      <text:p text:style-name="P136"/>
      <text:p text:style-name="P111">Seize А</text:p>
      <text:p text:style-name="P98">А — имя занимаемого устройства. Задаём сами. Числа — положительные целые, если символьный, то обычные правила именования.</text:p>
      <text:p text:style-name="P99">Если устройство занято, то транзакт не может войти, и ждёт очереди.</text:p>
      <text:p text:style-name="P100"/>
      <text:p text:style-name="P112">Release A</text:p>
      <text:p text:style-name="P100">Освобождает устройство. Меняет состояние на «свободен».</text:p>
      <text:p text:style-name="P100"/>
      <text:p text:style-name="P93"><text:span text:style-name="T6">Задержка во времени</text:span><text:span text:style-name="T141">. Опреанд Advance.</text:span><text:span text:style-name="T142"> Продвигает часы модельного времени на некоторую величину. Может иметь другие виды распределения, нежели равномерное.</text:span></text:p>
      <text:p text:style-name="P108"><text:span text:style-name="T142">Advance A=0[,B</text:span><text:span text:style-name="T142">]</text:span></text:p>
      <text:p text:style-name="P101"><text:soft-page-break/>A — среднее время на обслуживание</text:p>
      <text:p text:style-name="P101">B — половина поля допуска в равномерном распределении.</text:p>
      <text:p text:style-name="P94"><text:span text:style-name="T143">Одновременно в нём может быть любое количество транзактов, вновь прибывший и сидящий независимы. </text:span><text:span text:style-name="T144">Задержка может располагаться в любом месте программы.</text:span></text:p>
      <text:p text:style-name="P102"/>
      <text:p text:style-name="P13">Сбор статистики при ожидании.</text:p>
      <text:p text:style-name="P103">Есть возможность автоматического сбора параметров ожидания, которое происходит время от времени в модели.</text:p>
      <text:p text:style-name="P103">Используется 2 блока: Queue и Depart.</text:p>
      <text:p text:style-name="P103">При использовании регистратора очереди собираются какие-то там сведения.</text:p>
      <text:p text:style-name="P103"/>
      <text:p text:style-name="P95"><text:span text:style-name="T145">Блок </text:span><text:span text:style-name="T7">Queue</text:span><text:span text:style-name="T145">.</text:span></text:p>
      <text:p text:style-name="P109">Queue A[,B=1]</text:p>
      <text:p text:style-name="P103">А — имя очереди, которую ждёт</text:p>
      <text:p text:style-name="P103">B — число единиц, на которые увеличивается длина очереди</text:p>
      <text:p text:style-name="P103">При входе туда счётчик входа увеличивается. Значение хранится в Q$имя_очереди</text:p>
      <text:p text:style-name="P103"/>
      <text:p text:style-name="P95"><text:span text:style-name="T145">Блок </text:span><text:span text:style-name="T7">Depart</text:span><text:span text:style-name="T145">.</text:span></text:p>
      <text:p text:style-name="P109">Depart A[,B=1]</text:p>
      <text:p text:style-name="P103">Аналогично, только уменьшает.</text:p>
      <text:p text:style-name="P103">Есть нулевые вхождения – когда зареджка в очереди нулевая. Тогда он не вычитается, и записывается в отдельный список.</text:p>
      <text:p text:style-name="P103"/>
      <text:h text:style-name="P204" text:outline-level="2">Многоканальные устройства.</text:h>
      <text:p text:style-name="P137">Параллельно несколько транзакций обрабатывается. Количество устройств задаётся пользователем.</text:p>
      <text:p text:style-name="P127"><text:span text:style-name="T146">Транзакт ожидает очереди, затем занимает устройство (Enter), первое освободившееся, затем он обслуживается , и потом выходит (Leave)</text:span><text:span text:style-name="T147">.</text:span></text:p>
      <text:p text:style-name="P103"/>
      <text:p text:style-name="P110">Enter A[,B=1]</text:p>
      <text:p text:style-name="P104">А — имя</text:p>
      <text:p text:style-name="P104">B — количество занимаемых одновременно устройств одной заявкой.</text:p>
      <text:p text:style-name="P103"/>
      <text:p text:style-name="P110">Leave A[,B=1]</text:p>
      <text:p text:style-name="P104">Когда транзакт входит в leave, уменьшается сожердимое МКУ на B. Ну, просто освобождает B станков.</text:p>
      <text:p text:style-name="P104"><text:soft-page-break/></text:p>
      <text:p text:style-name="P97"><text:span text:style-name="T148"><text:s/></text:span><text:span text:style-name="T149">Если организована очередь, то нам нужен накопитель. </text:span></text:p>
      <text:p text:style-name="P105"/>
      <text:p text:style-name="P96"><text:span text:style-name="T150">[</text:span><text:span text:style-name="T149">&lt;метка&gt;</text:span><text:span text:style-name="T150">]</text:span><text:span text:style-name="T149"> Storage A</text:span></text:p>
      <text:p text:style-name="P106">Должно быть описано множество устройств, входящих в утрройство, или ёмкость его.</text:p>
      <text:p text:style-name="P106">Метка – символическое имя МКУ. А — ёмкость его.</text:p>
      <text:p text:style-name="P106"/>
      <text:p text:style-name="P107">Есть возможность переопределять ёмкость устройств за 1 этап моделирования меду прогонами. Для этого между Start-ами прогонов вводят новое определение ёмкостей.</text:p>
      <text:p text:style-name="P107"/>
      <text:h text:style-name="P205" text:outline-level="2">Переменные</text:h>
      <text:list xml:id="list8362588893492079677" text:style-name="L6">
        <text:list-item>
          <text:p text:style-name="P245">Арифметические</text:p>
        </text:list-item>
        <text:list-item>
          <text:p text:style-name="P245">С плавающей точкой</text:p>
        </text:list-item>
        <text:list-item>
          <text:p text:style-name="P245">Булевы</text:p>
        </text:list-item>
      </text:list>
      <text:p text:style-name="P138"/>
      <text:p text:style-name="P14">Арифметические. </text:p>
      <text:p text:style-name="P113">&lt;метка&gt; Variable A</text:p>
      <text:p text:style-name="P138">метка-- имя, А — выражение для вычисления переменной.</text:p>
      <text:p text:style-name="P128"><text:span text:style-name="T151">Обращение к ней как V$имя или Vномер. </text:span><text:span text:style-name="T152">Доллар для того, чтобы отличать, где имя, а где номер.</text:span></text:p>
      <text:p text:style-name="P139">V – СЧА переменной.</text:p>
      <text:p text:style-name="P140">Пробелы между символами выражения не допускаются, скобки можно ставить,</text:p>
      <text:p text:style-name="P140"/>
      <text:p text:style-name="P129"><text:span text:style-name="T8">С плавающей точкой</text:span><text:span text:style-name="T152"> – Fvariable. В остальном же идентичны. </text:span><text:span text:style-name="T153">СЧА тут такой же.</text:span></text:p>
      <text:p text:style-name="P141"/>
      <text:p text:style-name="P130"><text:span text:style-name="T9">Булевы</text:span><text:span text:style-name="T154">. Bvariable. Логическое выражение из разных сча и других булевых переменных. Преобразуется в 0 или 1 в конце.</text:span></text:p>
      <text:p text:style-name="P142">И есть табличка логических выражений для проверки заполненности и тд устройств.</text:p>
      <text:p text:style-name="P142"/>
      <text:p text:style-name="P142">Операторы сравнений – буквы в кавычках.</text:p>
      <text:p text:style-name="P142">«G», «L», «E», «NE», «LE», «GE»</text:p>
      <text:p text:style-name="P142"/>
      <text:p text:style-name="P143">Булевы операторы:</text:p>
      <text:p text:style-name="P143"><text:soft-page-break/>«AND», «OR»</text:p>
      <text:p text:style-name="P143"/>
      <text:p text:style-name="P144">Операции</text:p>
      <text:p text:style-name="P131"><text:span text:style-name="T155">+, -, # умножение, ^ степень, <text:s/>/ деление, \ деление нацело</text:span><text:span text:style-name="T156">, @ модуль.</text:span></text:p>
      <text:p text:style-name="P145"/>
      <text:h text:style-name="P206" text:outline-level="2">Функции</text:h>
      <text:p text:style-name="P146">5 типов функций</text:p>
      <text:list xml:id="list5414394771596968629" text:style-name="L7">
        <text:list-item>
          <text:p text:style-name="P246">дискретная числовая</text:p>
        </text:list-item>
        <text:list-item>
          <text:p text:style-name="P246">непр числовая</text:p>
        </text:list-item>
        <text:list-item>
          <text:p text:style-name="P246">табличная числовая</text:p>
        </text:list-item>
        <text:list-item>
          <text:p text:style-name="P246">дискретная атрибутивная</text:p>
        </text:list-item>
        <text:list-item>
          <text:p text:style-name="P246">табличная атрибутивная</text:p>
        </text:list-item>
      </text:list>
      <text:p text:style-name="P146"><text:s/></text:p>
      <text:p text:style-name="P147">Задание функции:</text:p>
      <text:p text:style-name="P147">метка Function <text:s/>A,B</text:p>
      <text:p text:style-name="P148">A = аргумент или сча</text:p>
      <text:p text:style-name="P148">B = Dn или Cn. Дискретная D, непр — C. N – число различных значений, получаемых функцией для дискретной, отрезки, на которых она задана. Для непрерыной — число, на 1 большее числа отрезков, составляющих функцию.</text:p>
      <text:p text:style-name="P148">За ней в скобках пары значений идут в скобках.</text:p>
      <text:p text:style-name="P148"/>
      <text:h text:style-name="Heading_20_2" text:outline-level="2"><text:span text:style-name="T157">Стандартные числовые атрибуты (СЧА</text:span><text:span text:style-name="T158">)</text:span><text:span text:style-name="T157">.</text:span></text:h>
      <text:p text:style-name="P149">Аттрибуты делятся на 2 вида: аттрибуты системы и аттрибуты транзактов.</text:p>
      <text:p text:style-name="P149">Аттр блоков – описывают текущие состояние устройств и тд. Текущая длина очереди, загрузка устройств и тд.</text:p>
      <text:p text:style-name="P149">У транзактов тоже есть</text:p>
      <text:p text:style-name="P149">А у обычных объектов есть стандартные числовые аттрибуты.</text:p>
      <text:p text:style-name="P149"/>
      <text:p text:style-name="P150">W$block – текущее количество транзакций блоков</text:p>
      <text:p text:style-name="P150">N$block – сколько вообще вошло в блок с последнего reset или clear</text:p>
      <text:p text:style-name="P150"/>
      <text:p text:style-name="P151">Как менять значения параметров транзактов?</text:p>
      <text:p text:style-name="P114">Assign A[+|-],B[,C]</text:p>
      <text:p text:style-name="P151">A — имя параметра нового или модифицируемого. </text:p>
      <text:p text:style-name="P132"><text:span text:style-name="T159">B — величина. </text:span><text:span text:style-name="T160">(+ увеличиваем на b, - уменьшаем, </text:span><text:span text:style-name="T161">иначе замещаем</text:span><text:span text:style-name="T160">)</text:span></text:p>
      <text:p text:style-name="P151">С — имя функции.</text:p>
      <text:p text:style-name="P152"><text:soft-page-break/>Если есть С, то мы изменяем на B#C <text:s/>(результат вызова процедуры С)</text:p>
      <text:p text:style-name="P152"/>
      <text:p text:style-name="P152"/>
      <text:p text:style-name="P133"><text:span text:style-name="T10">Отметка времени</text:span><text:span text:style-name="T162">. Блок Mark/.</text:span></text:p>
      <text:p text:style-name="P115">Mark [A]</text:p>
      <text:p text:style-name="P153"/>
      <text:p text:style-name="P153">Каждый раз, когда <text:s/>транзакт входит в блок, делается отметка. Транзиткон время-- время прохода между точками модели. </text:p>
      <text:p text:style-name="P153">Для этого можем использовать mark.</text:p>
      <text:p text:style-name="P134"><text:span text:style-name="T163">Он заносит значение таймера в стандартный параметр транзакта, или в указанный (А). </text:span><text:span text:style-name="T164">При отсутсвии А, отметка времени заменяется текущим значением абсолютного времени.</text:span></text:p>
      <text:p text:style-name="P154"/>
      <text:h text:style-name="P207" text:outline-level="2">Циклы.</text:h>
      <text:p text:style-name="P116">Loop A[,B]</text:p>
      <text:p text:style-name="P155">А – сколько раз повторить</text:p>
      <text:p text:style-name="P155">B – метка начального блока цикла.</text:p>
      <text:p text:style-name="P155"/>
      <text:h text:style-name="P208" text:outline-level="2">Сохраняемые величины.</text:h>
      <text:p text:style-name="P156">Глобальные переменные, значения которых задаются заранее, и к которым можем обратиться в любое время.</text:p>
      <text:p text:style-name="P117">Initial A[,B=1]</text:p>
      <text:p text:style-name="P157">Создаёт</text:p>
      <text:p text:style-name="P156">А — имя сохр величины</text:p>
      <text:p text:style-name="P156">B — начальное значение</text:p>
      <text:p text:style-name="P156"/>
      <text:p text:style-name="P118">Savevalue A[+|-], B</text:p>
      <text:p text:style-name="P157">Похож на assign</text:p>
      <text:p text:style-name="P157"/>
      <text:p text:style-name="P119">метка Matrix A,B,C,[d],[e],[f],[g]</text:p>
      <text:p text:style-name="P158">А — не используется</text:p>
      <text:p text:style-name="P158">B — размерность первая (строки)</text:p>
      <text:p text:style-name="P158">С — вторая размерность (столбцы)</text:p>
      <text:p text:style-name="P158">следующие – размерности выше.</text:p>
      <text:p text:style-name="P158"/>
      <text:p text:style-name="P120">Msavevalue A[+|-] B,C,D</text:p>
      <text:p text:style-name="P159">меныяет матрицу</text:p>
      <text:p text:style-name="P135"><text:soft-page-break/><text:span text:style-name="T166">A </text:span><text:span text:style-name="T165">куда, <text:s/></text:span><text:span text:style-name="T166">B </text:span><text:span text:style-name="T165">строка, </text:span><text:span text:style-name="T166">C</text:span><text:span text:style-name="T165"> столбец, </text:span><text:span text:style-name="T166">D </text:span><text:span text:style-name="T165">что</text:span></text:p>
      <text:p text:style-name="P159"/>
      <text:p text:style-name="P121">Test X A,B[,C]</text:p>
      <text:p text:style-name="P160">Как условие в некотором роде</text:p>
      <text:p text:style-name="P160">A <text:s/>- СЧА</text:p>
      <text:p text:style-name="P160">B - СЧА</text:p>
      <text:p text:style-name="P160">C — имя блока, в который переходи транзакт, что ответ на вопрос оператора отношения отрицительный</text:p>
      <text:p text:style-name="P161">X — оператор отношения.</text:p>
      <text:p text:style-name="P161"/>
      <text:p text:style-name="P161"/>
      <text:p text:style-name="P122">Priority A[,B]</text:p>
      <text:p text:style-name="P162">Меняем приоритет от 0 до 127.</text:p>
      <text:p text:style-name="P162">А — новое значение приоритета.</text:p>
      <text:p text:style-name="P162">B — позволяет поместить транзакт в буфер позади равных ему по приоритету.</text:p>
      <text:p text:style-name="P162"/>
      <text:p text:style-name="P123">Метка Table A,B,C,D</text:p>
      <text:p text:style-name="P163">Для статистики нужны таблицы.</text:p>
      <text:p text:style-name="P163">A элемент данных, значение которого учитывается в таблице</text:p>
      <text:p text:style-name="P163">B первое граничное значение</text:p>
      <text:p text:style-name="P163">C ширина всех промежуточных интервалв</text:p>
      <text:p text:style-name="P163">D общее число интервалов таблицы</text:p>
      <text:p text:style-name="P164"/>
      <text:p text:style-name="P175">Transfer </text:p>
      <text:p text:style-name="P175">Переход транзакта в блок, отличный от последующего</text:p>
      <text:p text:style-name="P175">3 режима работы. </text:p>
      <text:p text:style-name="P175">1) безусловная передача. ,B, <text:s/>– B – номер или метка блока, в которую долежн перейти транзакт.</text:p>
      <text:p text:style-name="P165"><text:span text:style-name="T173">2) </text:span><text:span text:style-name="T174">статистический режим. Передача в один из двух блоков случайным образом: A,[B],C – </text:span><text:span text:style-name="T175">A — вероятность передача в блок С задаётся в долях тысячи (0..</text:span><text:span text:style-name="T177">999</text:span><text:span text:style-name="T175">) </text:span><text:span text:style-name="T178">или как доли единицы (если есть точка, то есть 0...0.999)</text:span><text:span text:style-name="T175">, B — </text:span><text:span text:style-name="T176">позиция, в которую придёт с вероятностью 1-A.</text:span></text:p>
      <text:p text:style-name="P166"><text:span text:style-name="T179">3) </text:span><text:span text:style-name="T180">Both. Входящий транзакт сначала пытается перейти к блоку, указанному в B, если это сделать не выходит, то пытается перейти в блок, указанный в C. </text:span><text:span text:style-name="T181">Transfer Both,b,c. </text:span><text:span text:style-name="T182">Не удаётся – в смысле занято там. Если не сможет перейти ни к тому, ни к другому, то <text:s/>он остаётся в блоке этом transfer и при каждом просмотре списка текущих событий будет повторять попытки перехода, пока не выйдет.</text:span></text:p>
      <text:p text:style-name="P155"/>
      <text:p text:style-name="P155"><text:soft-page-break/></text:p>
      <text:h text:style-name="P209" text:outline-level="2">Практика. Задачи простенькие.</text:h>
      <text:p text:style-name="P176">Смоделировать ситуацию, когда:</text:p>
      <text:p text:style-name="P176">1) через каждые 6 секунд появляется транзакт.</text:p>
      <text:p text:style-name="P176">2) Через каждые 6 секунд с 16-й секунды начнётся</text:p>
      <text:p text:style-name="P176">3) Через каждые 6 секунд, при этом всего должно прийти 20 транзактов.</text:p>
      <text:p text:style-name="P176"/>
      <text:p text:style-name="P176">В конце просто удаляем его.</text:p>
      <text:p text:style-name="P176">Продолжительность моделирования <text:s/>20 минут.</text:p>
      <text:p text:style-name="P176"/>
      <text:p text:style-name="P177"/>
      <text:p text:style-name="P177">1) Generate 6, 0</text:p>
      <text:p text:style-name="P177">Terminate 1</text:p>
      <text:p text:style-name="P177">Start 200</text:p>
      <text:p text:style-name="P177"/>
      <text:p text:style-name="P177">2) Generate 6, 0, 16</text:p>
      <text:p text:style-name="P177">Terminate 1</text:p>
      <text:p text:style-name="P177">Start 200</text:p>
      <text:p text:style-name="P177"/>
      <text:p text:style-name="P177">3)Generate 6, 0, 0, 20</text:p>
      <text:p text:style-name="P177">Terminate 1</text:p>
      <text:p text:style-name="P177">Start 200</text:p>
      <text:p text:style-name="P177"/>
      <text:p text:style-name="P168"><text:span text:style-name="T169">4) </text:span><text:span text:style-name="T170">500 транзакций для модели, поступают каждые 30 ± 5 минут. Первый на 25 минуте.</text:span></text:p>
      <text:p text:style-name="P169"><text:span text:style-name="T171">5) обработка деталей на станке, время обработки равномерно распределено в отрезке 6-14 минут.</text:span><text:span text:style-name="T172"> Детали поступают каждые 5 ± 4 минуты. Продолжительность моделирования 12 часов.</text:span></text:p>
      <text:p text:style-name="P169"><text:span text:style-name="T171">G</text:span><text:span text:style-name="T172">enerate </text:span><text:span text:style-name="T171"><text:s/></text:span><text:span text:style-name="T172">5</text:span><text:span text:style-name="T171">,4 </text:span></text:p>
      <text:p text:style-name="P178">Seize man</text:p>
      <text:p text:style-name="P178">Advance 10,4</text:p>
      <text:p text:style-name="P178">Release man</text:p>
      <text:p text:style-name="P178">Terminate 1</text:p>
      <text:p text:style-name="P178">Start 144</text:p>
      <text:p text:style-name="P178"/>
      <text:p text:style-name="P179">6) Среднее время пребывания детали в очереди на обслуживание.</text:p>
      <text:p text:style-name="P179">Добавить Queue и Depart.</text:p>
      <text:p text:style-name="P180"><text:soft-page-break/></text:p>
      <text:p text:style-name="P180">7)Каждые 20 ± 10 минут поступают автомобили. Из них 73% направляются на ремонт, который продолждается 45 ± 15 минут, а остальные проходят техосмотр 18 ± 8 минут. Моделируем 50 часов.</text:p>
      <text:p text:style-name="P180"/>
      <text:p text:style-name="P181">Generate 20, 10</text:p>
      <text:p text:style-name="P171"><text:span text:style-name="T185">Transfer 27</text:span><text:span text:style-name="T186">0</text:span><text:span text:style-name="T185">,,GOTO_REPAIR</text:span></text:p>
      <text:p text:style-name="P182"/>
      <text:p text:style-name="P183">Seize TechRep</text:p>
      <text:p text:style-name="P183">Advance 18,8</text:p>
      <text:p text:style-name="P183">Release TechRep</text:p>
      <text:p text:style-name="P184"/>
      <text:p text:style-name="P170"><text:span text:style-name="T185">GOTO_REPAIR </text:span><text:span text:style-name="T183">Seize </text:span><text:span text:style-name="T184">repairing</text:span></text:p>
      <text:p text:style-name="P170"><text:span text:style-name="T183">Advance </text:span><text:span text:style-name="T184">45,15</text:span></text:p>
      <text:p text:style-name="P170"><text:span text:style-name="T183">Release </text:span><text:span text:style-name="T184">repairing</text:span></text:p>
      <text:p text:style-name="P184"/>
      <text:p text:style-name="P181">Terminate 1</text:p>
      <text:p text:style-name="P181">Start 150</text:p>
      <text:p text:style-name="P181"/>
      <text:h text:style-name="P211" text:outline-level="1">Пропущено</text:h>
      <text:p text:style-name="P247"/>
      <text:p text:style-name="P247"/>
      <text:h text:style-name="P212" text:outline-level="1">Математические схемы моделирования систем</text:h>
      <text:p text:style-name="P248">Математическая схема – это что-то между описательной моделью и матматической моделью. Между описанием работы и уравнением или млгоритмом работы (аналитическая или имитационная, иными словами).</text:p>
      <text:p text:style-name="P248"/>
      <text:p text:style-name="P248">S — система, E — внешняя среда, М — модель.</text:p>
      <text:p text:style-name="P248">У системы есть набор свойства, которые отражаются во внешнем мире при условиях взаимодействии с Е.</text:p>
      <text:p text:style-name="P248">В сложных моделях надо учитывать, где кончается система и начинается внешняя среда.</text:p>
      <text:p text:style-name="P185"><text:span text:style-name="T187">Модель системы можно представить как множество величин, описывающих процесс функционирования системы, и образую</text:span><text:span text:style-name="T188">щ</text:span><text:span text:style-name="T187">их подмножество:</text:span></text:p>
      <text:p text:style-name="P249">совокупность входных воздействий на систему x_i in X (i=1..nx)</text:p>
      <text:p text:style-name="P250">совокупность воздействий внешней среды v_l in V (l = 1..nv)</text:p>
      <text:p text:style-name="P250">внутренние параметры системы h_k in H (k = 1..nh)</text:p>
      <text:p text:style-name="P186"><text:soft-page-break/><text:span text:style-name="T189">выходные характеристики y_j in Y (j = 1..n</text:span><text:span text:style-name="T190">y</text:span><text:span text:style-name="T189">)</text:span></text:p>
      <text:p text:style-name="P251"/>
      <text:p text:style-name="P252">Входные и выходные всегда есть, остальных может не быть.</text:p>
      <text:p text:style-name="P252"/>
      <text:p text:style-name="P253">Тут есть управляемые и неуправляемые переменные. В общем случае они все элементы непересекающихся подмножеств, и содержат как детермин, так и стохаст составляющие.</text:p>
      <text:p text:style-name="P253"/>
      <text:p text:style-name="P187"><text:span text:style-name="T192">Параметры</text:span><text:span text:style-name="T191"> </text:span><text:span text:style-name="T192">x</text:span><text:span text:style-name="T191">, v и h — независимы, как входные параметры </text:span><text:span text:style-name="T192">(экзогенные параметры)</text:span><text:span text:style-name="T191">, задающие систему.</text:span></text:p>
      <text:p text:style-name="P254">Как бы получим 3 вектора.</text:p>
      <text:p text:style-name="P254"/>
      <text:p text:style-name="P254">Выходные зависимые (эндогенные), и зависят от входных значений и состояния системы.</text:p>
      <text:p text:style-name="P254">y_i(t) = Fs(x,v,h,t)</text:p>
      <text:p text:style-name="P254"/>
      <text:p text:style-name="P254">Fs – оператор системы S, описывает её жизнь. <text:s/>Преобразует независимые переменные в зависимые.</text:p>
      <text:p text:style-name="P254"/>
      <text:p text:style-name="P254">y_i(t) – выходная траектория. Зависимость выходных параметров от времени.</text:p>
      <text:p text:style-name="P188"><text:span text:style-name="T193">Fs – закон функционирования системы. Задан функцией, функционлоам, логическими условиями, алгоритмами и тд. </text:span><text:span text:style-name="T194">Иногда в табличной форме.</text:span></text:p>
      <text:p text:style-name="P255"/>
      <text:p text:style-name="P189"><text:span text:style-name="T194">Иногда вводят As – </text:span><text:span text:style-name="T11">алгоритм функционирования</text:span><text:span text:style-name="T194">. </text:span><text:span text:style-name="T195">Это метод получения выходных характеристик с учётом входных воздействий и v, h.</text:span></text:p>
      <text:p text:style-name="P256"/>
      <text:p text:style-name="P257">Так как в законы функционирования входит время ( x(t) (вектор) и тд), то их называют динамическими.</text:p>
      <text:p text:style-name="P248"/>
      <text:p text:style-name="P258">Для статических моделей (t = const), y = f(x,v,h) вот так просто векторно решается.</text:p>
      <text:p text:style-name="P258"/>
      <text:p text:style-name="P258">Иногдаэти все формулы могут быть получены в конкретные моменты времени – состояния.</text:p>
      <text:p text:style-name="P190"><text:span text:style-name="T97">Состояние системы</text:span><text:span text:style-name="T196">:</text:span></text:p>
      <text:p text:style-name="P190"><text:span text:style-name="T196">z_i in Z (i = 1..nz) при t </text:span><text:span text:style-name="T197">in</text:span><text:span text:style-name="T196"> (t_0...T)</text:span></text:p>
      <text:p text:style-name="P259">Это типа состояние системы. Вектор такой.</text:p>
      <text:p text:style-name="P259"/>
      <text:p text:style-name="P260"><text:soft-page-break/><text:span text:style-name="T198">Ну и можно рассмотреть состояния как пространство, тогда изменение во времени состояния – кривая там.</text:span></text:p>
      <text:p text:style-name="P260"><text:span text:style-name="T198"/></text:p>
      <text:p text:style-name="P261"><text:span text:style-name="T199">Состояние системы во время t* in (t_0, T] определяются начальными состояниями</text:span></text:p>
      <text:p text:style-name="P279"><text:span text:style-name="T199">z</text:span><text:span text:style-name="T201">^</text:span><text:span text:style-name="T199">0 = {z_</text:span><text:span text:style-name="T200">i</text:span><text:span text:style-name="T199">^</text:span><text:span text:style-name="T200">0</text:span><text:span text:style-name="T199">}[i = 0..k] <text:s/></text:span><text:span text:style-name="T200">z_i^0 = z_i(t_0)</text:span></text:p>
      <text:p text:style-name="P280"><text:span text:style-name="T201">z(t) = Ф(z^0, x,v,h,t)</text:span></text:p>
      <text:p text:style-name="P280"><text:span text:style-name="T201">y(t) = F(z,t)</text:span></text:p>
      <text:p text:style-name="P262"><text:span text:style-name="T201"/></text:p>
      <text:p text:style-name="P263"><text:span text:style-name="T202">То есть через состояние можно получить результат.</text:span></text:p>
      <text:p text:style-name="P264"><text:span text:style-name="T203">Можно <text:s/>и в одно объединить, получим </text:span></text:p>
      <text:p text:style-name="P281"><text:span text:style-name="T203">y(t) = F[Ф(z^0, x,v,h,t)]</text:span></text:p>
      <text:p text:style-name="P265"><text:span text:style-name="T203"/></text:p>
      <text:p text:style-name="P266"><text:span text:style-name="T204">Ну и тут можно дискретизировать модель, поделить на m интервалов dt.</text:span></text:p>
      <text:p text:style-name="P266"><text:span text:style-name="T204"/></text:p>
      <text:p text:style-name="P267"><text:span text:style-name="T205">В общем, понимаем <text:s/>под математической моделью набор параметров x,v,h и их связь с y. </text:span></text:p>
      <text:p text:style-name="P267"><text:span text:style-name="T205">Если нет места случайности, </text:span><text:span text:style-name="T206">или она не учитывантся,</text:span><text:span text:style-name="T205"> то детерминированн</text:span><text:span text:style-name="T206">ой</text:span><text:span text:style-name="T205">, </text:span><text:span text:style-name="T206">модель называется.</text:span></text:p>
      <text:p text:style-name="P282"><text:span text:style-name="T207">y(t) = f(x,t)</text:span></text:p>
      <text:p text:style-name="P265"><text:span text:style-name="T203"/></text:p>
      <text:p text:style-name="P268"><text:span text:style-name="T208">Возможно выделить такие подходы:</text:span></text:p>
      <text:list xml:id="list1118987575186146101" text:style-name="L8">
        <text:list-item>
          <text:p text:style-name="P269"><text:span text:style-name="T208">непрерывно-детерминированный. Всё неслучайно и непрерывно, задаётся диффурами.</text:span></text:p>
        </text:list-item>
        <text:list-item>
          <text:p text:style-name="P269"><text:span text:style-name="T208">Дискретно-детерминированный. Нет случайности, функции известны, но в дискретные моменты времени. Конечный автомат исподьзуется.</text:span></text:p>
        </text:list-item>
        <text:list-item>
          <text:p text:style-name="P270"><text:span text:style-name="T209">Дискретно</text:span><text:span text:style-name="T211">-</text:span><text:span text:style-name="T209">стохастические (вероятностные автоматы)</text:span></text:p>
        </text:list-item>
        <text:list-item>
          <text:p text:style-name="P271"><text:span text:style-name="T210">Непрерывно-стохастические (системы массового обслуживания)</text:span></text:p>
        </text:list-item>
        <text:list-item>
          <text:p text:style-name="P271"><text:span text:style-name="T210">Обобщённые (может использоваться в любом случае) – аггрегативные системы.</text:span></text:p>
        </text:list-item>
      </text:list>
      <text:p text:style-name="P272"><text:span text:style-name="T210"/></text:p>
      <text:h text:style-name="Heading_20_2" text:outline-level="2"><text:span text:style-name="T212">Непрерывно-детерменированные модели. Д-схемы. (dynamic)</text:span></text:h>
      <text:p text:style-name="P273"><text:span text:style-name="T213">Обычно, тут независимая переменная, от которой всё зависит – время t.</text:span></text:p>
      <text:p text:style-name="P283"><text:span text:style-name="T212">y'= f(y, t)</text:span></text:p>
      <text:p text:style-name="P283"><text:span text:style-name="T212">y(t_0) = y_0</text:span></text:p>
      <text:p text:style-name="P274"><text:span text:style-name="T214">Это всё векторы, если что </text:span><text:span text:style-name="T215">(кроме t, он число)</text:span><text:span text:style-name="T216">. Функции f_i – векторы.</text:span><text:span text:style-name="T217">она определена и непрерывна. Отражают динамику, поэтому и д-схемы.</text:span></text:p>
      <text:p text:style-name="P274"><text:span text:style-name="T217"/></text:p>
      <text:p text:style-name="P275"><text:soft-page-break/><text:span text:style-name="T218">Пример – математический маятник.</text:span></text:p>
      <text:p text:style-name="P276"><text:span text:style-name="T219">H0 d2z/dt2 + h1 dz/dt + h2z(t) = </text:span><text:span text:style-name="T221">0</text:span></text:p>
      <text:p text:style-name="P277"><text:span text:style-name="T220">z — состояние системы, <text:s/>h — параметры.</text:span></text:p>
      <text:p text:style-name="P274"><text:span text:style-name="T212"><text:s/></text:span><text:span text:style-name="T222">Если есть входное воздействие x(t), то вместо нуля его ставим.</text:span></text:p>
      <text:p text:style-name="P278"><text:span text:style-name="T223">В системах автоматического управления делается </text:span><text:span text:style-name="T224">с обратной связью.</text:span></text:p>
      <text:p text:style-name="P278"><text:span text:style-name="T224"/></text:p>
      <text:p text:style-name="P278"><text:span text:style-name="T224"/></text:p>
      <text:p text:style-name="P278"><text:span text:style-name="T224"/></text:p>
      <text:h text:style-name="Heading_20_2" text:outline-level="2"><text:span text:style-name="T225">Дискретные детерминированные. </text:span><text:span text:style-name="T226">F-схемы.</text:span></text:h>
      <text:p text:style-name="P284"><text:span text:style-name="T227">Конечный автомат – преобразователь информации, переходит из одного состояния в другое, формируя сигнал на выходе. Это автомат с памятью.</text:span></text:p>
      <text:p text:style-name="P285"><text:span text:style-name="T228">Для одрганизации памяти вводят автоматное время. <text:line-break/></text:span><text:span text:style-name="T229">Вхыодной сигнал зависит не только от входа, но и от предыдущих.</text:span></text:p>
      <text:p text:style-name="P286"><text:span text:style-name="T230">То есть можем исключить время, оставив только состояния.</text:span></text:p>
      <text:p text:style-name="P286"><text:span text:style-name="T230"/></text:p>
      <text:p text:style-name="P286"><text:span text:style-name="T230">Без памяти – когда есть только одно состояние.</text:span></text:p>
      <text:p text:style-name="P286"><text:span text:style-name="T230"/></text:p>
      <text:p text:style-name="P287"><text:span text:style-name="T231">Бывают синхронные и асинхронные.</text:span></text:p>
      <text:p text:style-name="P287"><text:span text:style-name="T231">Синхронные – моменты времени задаются синхронным генератором. И задаются так, чтобы автомат точно успел отработать до получения следующего импульса.</text:span></text:p>
      <text:p text:style-name="P287"><text:span text:style-name="T231"/></text:p>
      <text:p text:style-name="P287"><text:span text:style-name="T231">В асинхронных отсутствует, и переходы между состояниями зависят от скорости работы автомата. </text:span><text:span text:style-name="T232">Интервал дискретности переменный.</text:span></text:p>
      <text:p text:style-name="P287"><text:span text:style-name="T232"/></text:p>
      <text:p text:style-name="P288"><text:span text:style-name="T233">В обычном автомате состояние определяется однозначно от входных сигналов, а в случайном ещё и случайность добавляется.</text:span></text:p>
      <text:p text:style-name="P289"><text:span text:style-name="T234">F-схема для конечного (finita):</text:span></text:p>
      <text:list xml:id="list5279566612486740293" text:style-name="L9">
        <text:list-item>
          <text:p text:style-name="P290"><text:span text:style-name="T233">Есть конечное множество входа – алфавит X(t)</text:span></text:p>
        </text:list-item>
        <text:list-item>
          <text:p text:style-name="P291"><text:span text:style-name="T234">Выходной алфавит Y(t)</text:span></text:p>
        </text:list-item>
        <text:list-item>
          <text:p text:style-name="P291"><text:span text:style-name="T234">Конечное множество состояний Z</text:span></text:p>
        </text:list-item>
        <text:list-item>
          <text:p text:style-name="P291"><text:span text:style-name="T234">Начальное состояние</text:span></text:p>
        </text:list-item>
        <text:list-item>
          <text:p text:style-name="P291"><text:span text:style-name="T234">функции переходов между состояниями, </text:span><text:span text:style-name="T235">fi(z,x) -&gt;</text:span><text:span text:style-name="T236">Z</text:span></text:p>
        </text:list-item>
        <text:list-item>
          <text:p text:style-name="P291"><text:span text:style-name="T234">функция выходов <text:s/>автомата <text:s/></text:span><text:span text:style-name="T236">psi(z,x) -&gt;Y</text:span></text:p>
        </text:list-item>
      </text:list>
      <text:p text:style-name="P289"><text:span text:style-name="T236"/></text:p>
      <text:p text:style-name="P292"><text:span text:style-name="T237">Абстрактный конечный автомат имеет 1 вход и 1 выход. </text:span><text:span text:style-name="T238">И в каждый момент времени в каком-то состоянии находится.</text:span></text:p>
      <text:p text:style-name="P292"><text:span text:style-name="T238"/></text:p>
      <text:p text:style-name="P293"><text:soft-page-break/><text:span text:style-name="T238">2 типа в зависимости от вывода информации</text:span></text:p>
      <text:p text:style-name="P293"><text:span text:style-name="T238">1) Zt+1 = fi(Zt, Xt), Yt = psi(Zt, Xt) Мили</text:span></text:p>
      <text:p text:style-name="P293"><text:span text:style-name="T238">2) Zt+1 = fi(Zt, Xt), Yt = psi(Zt, Xt-1)</text:span></text:p>
      <text:p text:style-name="P293"><text:span text:style-name="T238">3)1) Zt+1 = fi(Zt, Xt), Yt = psi(Zt) Мур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995</meta:editing-cycles>
    <meta:creation-date>2012-10-08T07:35:00</meta:creation-date>
    <dc:date>2013-10-08T09:40:22</dc:date>
    <meta:editing-duration>PT23H58M6S</meta:editing-duration>
    <meta:generator>LibreOffice/4.0.2.2$Linux_X86_64 LibreOffice_project/400m0$Build-2</meta:generator>
    <meta:document-statistic meta:table-count="0" meta:image-count="0" meta:object-count="0" meta:page-count="20" meta:paragraph-count="395" meta:word-count="3535" meta:character-count="25911" meta:non-whitespace-character-count="226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